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ucida Console" svg:font-family="Lucida Console" style:font-family-generic="modern" style:font-pitch="fixed" svg:panose-1="2 11 6 9 4 5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indent="0in"/>
      <style:text-properties fo:font-weight="bold" style:font-weight-asian="bold" style:font-weight-complex="bold" fo:language="en" fo:country="US"/>
    </style:style>
    <style:style style:name="P2" style:parent-style-name="Normal" style:family="paragraph">
      <style:paragraph-properties fo:text-indent="0in"/>
      <style:text-properties fo:language="en" fo:country="US"/>
    </style:style>
    <style:style style:name="P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1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1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1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1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1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1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1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1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1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1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2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2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2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2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2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2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2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2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2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29" style:parent-style-name="Normal" style:family="paragraph">
      <style:paragraph-properties fo:text-indent="0in"/>
    </style:style>
    <style:style style:name="P30" style:parent-style-name="ListParagraph" style:list-style-name="LFO1" style:family="paragraph"/>
    <style:style style:name="P31" style:parent-style-name="ListParagraph" style:list-style-name="LFO1" style:family="paragraph"/>
    <style:style style:name="P32" style:parent-style-name="ListParagraph" style:list-style-name="LFO1" style:family="paragraph"/>
    <style:style style:name="P33" style:parent-style-name="ListParagraph" style:list-style-name="LFO1" style:family="paragraph"/>
    <style:style style:name="P34" style:parent-style-name="Normal" style:family="paragraph">
      <style:paragraph-properties fo:text-indent="0in"/>
      <style:text-properties fo:language="en" fo:country="US"/>
    </style:style>
    <style:style style:name="P35" style:parent-style-name="Normal" style:family="paragraph">
      <style:paragraph-properties fo:text-indent="0in"/>
      <style:text-properties fo:language="en" fo:country="US"/>
    </style:style>
    <style:style style:name="P3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7" style:parent-style-name="gntyacmbo3b" style:family="text">
      <style:text-properties style:font-name="Lucida Console" fo:color="#FFFFFF" fo:language="en" fo:country="US"/>
    </style:style>
    <style:style style:name="P3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9" style:parent-style-name="gntyacmbo3b" style:family="text">
      <style:text-properties style:font-name="Lucida Console" fo:color="#FFFFFF" fo:language="en" fo:country="US"/>
    </style:style>
    <style:style style:name="P4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1" style:parent-style-name="gntyacmbo3b" style:family="text">
      <style:text-properties style:font-name="Lucida Console" fo:color="#FFFFFF" fo:language="en" fo:country="US"/>
    </style:style>
    <style:style style:name="P4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4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4" style:parent-style-name="gntyacmbo3b" style:family="text">
      <style:text-properties style:font-name="Lucida Console" fo:color="#FFFFFF" fo:language="en" fo:country="US"/>
    </style:style>
    <style:style style:name="P4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6" style:parent-style-name="gntyacmbo3b" style:family="text">
      <style:text-properties style:font-name="Lucida Console" fo:color="#FFFFFF" fo:language="en" fo:country="US"/>
    </style:style>
    <style:style style:name="P4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8" style:parent-style-name="gntyacmbo3b" style:family="text">
      <style:text-properties style:font-name="Lucida Console" fo:color="#FFFFFF" fo:background-color="#00FF00" fo:language="en" fo:country="US"/>
    </style:style>
    <style:style style:name="T49" style:parent-style-name="gntyacmbo3b" style:family="text">
      <style:text-properties style:font-name="Lucida Console" fo:color="#FFFFFF" fo:language="en" fo:country="US"/>
    </style:style>
    <style:style style:name="T50" style:parent-style-name="gntyacmbo3b" style:family="text">
      <style:text-properties style:font-name="Lucida Console" fo:color="#FFFFFF" fo:background-color="#00FF00" fo:language="en" fo:country="US"/>
    </style:style>
    <style:style style:name="P5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2" style:parent-style-name="gntyacmbo3b" style:family="text">
      <style:text-properties style:font-name="Lucida Console" fo:color="#FFFFFF"/>
    </style:style>
    <style:style style:name="P5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4" style:parent-style-name="gntyacmbo3b" style:family="text">
      <style:text-properties style:font-name="Lucida Console" fo:color="#FFFFFF"/>
    </style:style>
    <style:style style:name="P5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6" style:parent-style-name="gntyacmbo3b" style:family="text">
      <style:text-properties style:font-name="Lucida Console" fo:color="#FFFFFF" fo:background-color="#00FF00"/>
    </style:style>
    <style:style style:name="T57" style:parent-style-name="gntyacmbo3b" style:family="text">
      <style:text-properties style:font-name="Lucida Console" fo:color="#FFFFFF"/>
    </style:style>
    <style:style style:name="T58" style:parent-style-name="gntyacmbo3b" style:family="text">
      <style:text-properties style:font-name="Lucida Console" fo:color="#FFFFFF" fo:background-color="#00FF00"/>
    </style:style>
    <style:style style:name="P5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0" style:parent-style-name="gntyacmbo3b" style:family="text">
      <style:text-properties style:font-name="Lucida Console" fo:color="#FFFFFF" fo:background-color="#00FF00"/>
    </style:style>
    <style:style style:name="T61" style:parent-style-name="gntyacmbo3b" style:family="text">
      <style:text-properties style:font-name="Lucida Console" fo:color="#FFFFFF"/>
    </style:style>
    <style:style style:name="T62" style:parent-style-name="gntyacmbo3b" style:family="text">
      <style:text-properties style:font-name="Lucida Console" fo:color="#FFFFFF"/>
    </style:style>
    <style:style style:name="T63" style:parent-style-name="gntyacmbo3b" style:family="text">
      <style:text-properties style:font-name="Lucida Console" fo:color="#FFFFFF" fo:background-color="#00FF00"/>
    </style:style>
    <style:style style:name="P6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5" style:parent-style-name="gntyacmbo3b" style:family="text">
      <style:text-properties style:font-name="Lucida Console" fo:color="#FFFFFF"/>
    </style:style>
    <style:style style:name="P66" style:parent-style-name="Normal" style:family="paragraph">
      <style:paragraph-properties fo:text-indent="0in"/>
      <style:text-properties fo:language="en" fo:country="US"/>
    </style:style>
    <style:style style:name="P67" style:parent-style-name="ListParagraph" style:list-style-name="LFO1" style:family="paragraph">
      <style:text-properties fo:language="en" fo:country="US"/>
    </style:style>
    <style:style style:name="P68" style:parent-style-name="Normal" style:family="paragraph">
      <style:paragraph-properties fo:text-indent="0in"/>
      <style:text-properties fo:language="en" fo:country="US"/>
    </style:style>
    <style:style style:name="P6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0" style:parent-style-name="gntyacmbo3b" style:family="text">
      <style:text-properties style:font-name="Lucida Console" fo:color="#FFFFFF" fo:language="en" fo:country="US"/>
    </style:style>
    <style:style style:name="P7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2" style:parent-style-name="gntyacmbo3b" style:family="text">
      <style:text-properties style:font-name="Lucida Console" fo:color="#FFFFFF" fo:language="en" fo:country="US"/>
    </style:style>
    <style:style style:name="P7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4" style:parent-style-name="gntyacmbo3b" style:family="text">
      <style:text-properties style:font-name="Lucida Console" fo:color="#FFFFFF" fo:language="en" fo:country="US"/>
    </style:style>
    <style:style style:name="P7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7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7" style:parent-style-name="gntyacmbo3b" style:family="text">
      <style:text-properties style:font-name="Lucida Console" fo:color="#FFFFFF" fo:language="en" fo:country="US"/>
    </style:style>
    <style:style style:name="P7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9" style:parent-style-name="gntyacmbo3b" style:family="text">
      <style:text-properties style:font-name="Lucida Console" fo:color="#FFFFFF" fo:language="en" fo:country="US"/>
    </style:style>
    <style:style style:name="P8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1" style:parent-style-name="gntyacmbo3b" style:family="text">
      <style:text-properties style:font-name="Lucida Console" fo:color="#FFFFFF" fo:background-color="#00FF00" fo:language="en" fo:country="US"/>
    </style:style>
    <style:style style:name="T82" style:parent-style-name="gntyacmbo3b" style:family="text">
      <style:text-properties style:font-name="Lucida Console" fo:color="#FFFFFF" fo:language="en" fo:country="US"/>
    </style:style>
    <style:style style:name="T83" style:parent-style-name="gntyacmbo3b" style:family="text">
      <style:text-properties style:font-name="Lucida Console" fo:color="#FFFFFF" fo:background-color="#00FF00" fo:language="en" fo:country="US"/>
    </style:style>
    <style:style style:name="P8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5" style:parent-style-name="gntyacmbo3b" style:family="text">
      <style:text-properties style:font-name="Lucida Console" fo:color="#FFFFFF"/>
    </style:style>
    <style:style style:name="P8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7" style:parent-style-name="gntyacmbo3b" style:family="text">
      <style:text-properties style:font-name="Lucida Console" fo:color="#FFFFFF"/>
    </style:style>
    <style:style style:name="P8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9" style:parent-style-name="gntyacmbo3b" style:family="text">
      <style:text-properties style:font-name="Lucida Console" fo:color="#FFFFFF" fo:background-color="#00FF00"/>
    </style:style>
    <style:style style:name="T90" style:parent-style-name="gntyacmbo3b" style:family="text">
      <style:text-properties style:font-name="Lucida Console" fo:color="#FFFFFF"/>
    </style:style>
    <style:style style:name="T91" style:parent-style-name="gntyacmbo3b" style:family="text">
      <style:text-properties style:font-name="Lucida Console" fo:color="#FFFFFF" fo:background-color="#00FF00"/>
    </style:style>
    <style:style style:name="P9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3" style:parent-style-name="gntyacmbo3b" style:family="text">
      <style:text-properties style:font-name="Lucida Console" fo:color="#FFFFFF" fo:background-color="#00FF00"/>
    </style:style>
    <style:style style:name="T94" style:parent-style-name="gntyacmbo3b" style:family="text">
      <style:text-properties style:font-name="Lucida Console" fo:color="#FFFFFF"/>
    </style:style>
    <style:style style:name="T95" style:parent-style-name="gntyacmbo3b" style:family="text">
      <style:text-properties style:font-name="Lucida Console" fo:color="#FFFFFF" fo:background-color="#00FF00"/>
    </style:style>
    <style:style style:name="P9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7" style:parent-style-name="gntyacmbo3b" style:family="text">
      <style:text-properties style:font-name="Lucida Console" fo:color="#FFFFFF"/>
    </style:style>
    <style:style style:name="P98" style:parent-style-name="Normal" style:family="paragraph">
      <style:paragraph-properties fo:text-indent="0in"/>
      <style:text-properties fo:language="en" fo:country="US"/>
    </style:style>
    <style:style style:name="P99" style:parent-style-name="ListParagraph" style:list-style-name="LFO1" style:family="paragraph">
      <style:text-properties fo:language="en" fo:country="US"/>
    </style:style>
    <style:style style:name="P100" style:parent-style-name="Normal" style:family="paragraph">
      <style:paragraph-properties fo:text-indent="0in"/>
      <style:text-properties fo:language="en" fo:country="US"/>
    </style:style>
    <style:style style:name="P10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2" style:parent-style-name="gntyacmbo3b" style:family="text">
      <style:text-properties style:font-name="Lucida Console" fo:color="#FFFFFF" fo:language="en" fo:country="US"/>
    </style:style>
    <style:style style:name="P10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4" style:parent-style-name="gntyacmbo3b" style:family="text">
      <style:text-properties style:font-name="Lucida Console" fo:color="#FFFFFF" fo:language="en" fo:country="US"/>
    </style:style>
    <style:style style:name="P10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6" style:parent-style-name="gntyacmbo3b" style:family="text">
      <style:text-properties style:font-name="Lucida Console" fo:color="#FFFFFF" fo:language="en" fo:country="US"/>
    </style:style>
    <style:style style:name="P10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10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9" style:parent-style-name="gntyacmbo3b" style:family="text">
      <style:text-properties style:font-name="Lucida Console" fo:color="#FFFFFF" fo:language="en" fo:country="US"/>
    </style:style>
    <style:style style:name="P11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1" style:parent-style-name="gntyacmbo3b" style:family="text">
      <style:text-properties style:font-name="Lucida Console" fo:color="#FFFFFF" fo:language="en" fo:country="US"/>
    </style:style>
    <style:style style:name="P11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3" style:parent-style-name="gntyacmbo3b" style:family="text">
      <style:text-properties style:font-name="Lucida Console" fo:color="#FFFFFF" fo:background-color="#00FF00" fo:language="en" fo:country="US"/>
    </style:style>
    <style:style style:name="T114" style:parent-style-name="gntyacmbo3b" style:family="text">
      <style:text-properties style:font-name="Lucida Console" fo:color="#FFFFFF" fo:language="en" fo:country="US"/>
    </style:style>
    <style:style style:name="T115" style:parent-style-name="gntyacmbo3b" style:family="text">
      <style:text-properties style:font-name="Lucida Console" fo:color="#FFFFFF" fo:background-color="#00FF00" fo:language="en" fo:country="US"/>
    </style:style>
    <style:style style:name="P11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7" style:parent-style-name="gntyacmbo3b" style:family="text">
      <style:text-properties style:font-name="Lucida Console" fo:color="#FFFFFF"/>
    </style:style>
    <style:style style:name="P11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9" style:parent-style-name="gntyacmbo3b" style:family="text">
      <style:text-properties style:font-name="Lucida Console" fo:color="#FFFFFF" fo:background-color="#00FF00"/>
    </style:style>
    <style:style style:name="T120" style:parent-style-name="gntyacmbo3b" style:family="text">
      <style:text-properties style:font-name="Lucida Console" fo:color="#FFFFFF"/>
    </style:style>
    <style:style style:name="T121" style:parent-style-name="gntyacmbo3b" style:family="text">
      <style:text-properties style:font-name="Lucida Console" fo:color="#FFFFFF" fo:background-color="#00FF00"/>
    </style:style>
    <style:style style:name="P12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23" style:parent-style-name="gntyacmbo3b" style:family="text">
      <style:text-properties style:font-name="Lucida Console" fo:color="#FFFFFF" fo:background-color="#00FF00"/>
    </style:style>
    <style:style style:name="T124" style:parent-style-name="gntyacmbo3b" style:family="text">
      <style:text-properties style:font-name="Lucida Console" fo:color="#FFFFFF"/>
    </style:style>
    <style:style style:name="T125" style:parent-style-name="gntyacmbo3b" style:family="text">
      <style:text-properties style:font-name="Lucida Console" fo:color="#FFFFFF" fo:background-color="#00FF00"/>
    </style:style>
    <style:style style:name="P12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27" style:parent-style-name="gntyacmbo3b" style:family="text">
      <style:text-properties style:font-name="Lucida Console" fo:color="#FFFFFF" fo:background-color="#00FF00"/>
    </style:style>
    <style:style style:name="T128" style:parent-style-name="gntyacmbo3b" style:family="text">
      <style:text-properties style:font-name="Lucida Console" fo:color="#FFFFFF"/>
    </style:style>
    <style:style style:name="T129" style:parent-style-name="gntyacmbo3b" style:family="text">
      <style:text-properties style:font-name="Lucida Console" fo:color="#FFFFFF" fo:background-color="#00FF00"/>
    </style:style>
    <style:style style:name="P13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31" style:parent-style-name="gntyacmbo3b" style:family="text">
      <style:text-properties style:font-name="Lucida Console" fo:color="#FFFFFF"/>
    </style:style>
    <style:style style:name="P132" style:parent-style-name="Normal" style:family="paragraph">
      <style:paragraph-properties fo:text-indent="0in"/>
      <style:text-properties fo:language="en" fo:country="US"/>
    </style:style>
    <style:style style:name="P133" style:parent-style-name="ListParagraph" style:list-style-name="LFO1" style:family="paragraph">
      <style:text-properties fo:language="en" fo:country="US"/>
    </style:style>
    <style:style style:name="P134" style:parent-style-name="ListParagraph" style:list-style-name="LFO1" style:family="paragraph">
      <style:text-properties fo:language="en" fo:country="US"/>
    </style:style>
    <style:style style:name="P135" style:parent-style-name="ListParagraph" style:list-style-name="LFO1" style:family="paragraph">
      <style:text-properties fo:language="en" fo:country="US"/>
    </style:style>
    <style:style style:name="P136" style:parent-style-name="Normal" style:family="paragraph">
      <style:paragraph-properties fo:text-indent="0in"/>
      <style:text-properties fo:language="en" fo:country="US"/>
    </style:style>
    <style:style style:name="P137" style:parent-style-name="Normal" style:family="paragraph">
      <style:paragraph-properties fo:text-indent="0in"/>
      <style:text-properties fo:language="en" fo:country="US"/>
    </style:style>
    <style:style style:name="P13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39" style:parent-style-name="gntyacmbo3b" style:family="text">
      <style:text-properties style:font-name="Lucida Console" fo:color="#FFFFFF" fo:language="en" fo:country="US"/>
    </style:style>
    <style:style style:name="P14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1" style:parent-style-name="gntyacmbo3b" style:family="text">
      <style:text-properties style:font-name="Lucida Console" fo:color="#FFFFFF" fo:language="en" fo:country="US"/>
    </style:style>
    <style:style style:name="P14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3" style:parent-style-name="gntyacmbo3b" style:family="text">
      <style:text-properties style:font-name="Lucida Console" fo:color="#FFFFFF" fo:language="en" fo:country="US"/>
    </style:style>
    <style:style style:name="P14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14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6" style:parent-style-name="gntyacmbo3b" style:family="text">
      <style:text-properties style:font-name="Lucida Console" fo:color="#FFFFFF" fo:language="en" fo:country="US"/>
    </style:style>
    <style:style style:name="P14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8" style:parent-style-name="gntyacmbo3b" style:family="text">
      <style:text-properties style:font-name="Lucida Console" fo:color="#FFFFFF" fo:language="en" fo:country="US"/>
    </style:style>
    <style:style style:name="P14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50" style:parent-style-name="gntyacmbo3b" style:family="text">
      <style:text-properties style:font-name="Lucida Console" fo:color="#FFFFFF" fo:language="en" fo:country="US"/>
    </style:style>
    <style:style style:name="P15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52" style:parent-style-name="gntyacmbo3b" style:family="text">
      <style:text-properties style:font-name="Lucida Console" fo:color="#FFFFFF" fo:background-color="#00FF00"/>
    </style:style>
    <style:style style:name="T153" style:parent-style-name="gntyacmbo3b" style:family="text">
      <style:text-properties style:font-name="Lucida Console" fo:color="#FFFFFF"/>
    </style:style>
    <style:style style:name="T154" style:parent-style-name="gntyacmbo3b" style:family="text">
      <style:text-properties style:font-name="Lucida Console" fo:color="#FFFFFF" fo:background-color="#00FF00"/>
    </style:style>
    <style:style style:name="P15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56" style:parent-style-name="gntyacmbo3b" style:family="text">
      <style:text-properties style:font-name="Lucida Console" fo:color="#FFFFFF" fo:background-color="#00FF00"/>
    </style:style>
    <style:style style:name="T157" style:parent-style-name="gntyacmbo3b" style:family="text">
      <style:text-properties style:font-name="Lucida Console" fo:color="#FFFFFF"/>
    </style:style>
    <style:style style:name="T158" style:parent-style-name="gntyacmbo3b" style:family="text">
      <style:text-properties style:font-name="Lucida Console" fo:color="#FFFFFF" fo:background-color="#00FF00"/>
    </style:style>
    <style:style style:name="P15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60" style:parent-style-name="gntyacmbo3b" style:family="text">
      <style:text-properties style:font-name="Lucida Console" fo:color="#FFFFFF" fo:background-color="#00FF00"/>
    </style:style>
    <style:style style:name="T161" style:parent-style-name="gntyacmbo3b" style:family="text">
      <style:text-properties style:font-name="Lucida Console" fo:color="#FFFFFF"/>
    </style:style>
    <style:style style:name="T162" style:parent-style-name="gntyacmbo3b" style:family="text">
      <style:text-properties style:font-name="Lucida Console" fo:color="#FFFFFF" fo:background-color="#00FF00"/>
    </style:style>
    <style:style style:name="P16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64" style:parent-style-name="gntyacmbo3b" style:family="text">
      <style:text-properties style:font-name="Lucida Console" fo:color="#FFFFFF" fo:background-color="#00FF00"/>
    </style:style>
    <style:style style:name="T165" style:parent-style-name="gntyacmbo3b" style:family="text">
      <style:text-properties style:font-name="Lucida Console" fo:color="#FFFFFF"/>
    </style:style>
    <style:style style:name="T166" style:parent-style-name="gntyacmbo3b" style:family="text">
      <style:text-properties style:font-name="Lucida Console" fo:color="#FFFFFF" fo:background-color="#00FF00"/>
    </style:style>
    <style:style style:name="P16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68" style:parent-style-name="gntyacmbo3b" style:family="text">
      <style:text-properties style:font-name="Lucida Console" fo:color="#FFFFFF" fo:background-color="#00FF00"/>
    </style:style>
    <style:style style:name="T169" style:parent-style-name="gntyacmbo3b" style:family="text">
      <style:text-properties style:font-name="Lucida Console" fo:color="#FFFFFF"/>
    </style:style>
    <style:style style:name="T170" style:parent-style-name="gntyacmbo3b" style:family="text">
      <style:text-properties style:font-name="Lucida Console" fo:color="#FFFFFF" fo:background-color="#00FF00"/>
    </style:style>
    <style:style style:name="P171" style:parent-style-name="Normal" style:family="paragraph">
      <style:paragraph-properties fo:text-indent="0in"/>
      <style:text-properties fo:language="en" fo:country="US"/>
    </style:style>
    <style:style style:name="P172" style:parent-style-name="ListParagraph" style:list-style-name="LFO1" style:family="paragraph">
      <style:text-properties fo:language="en" fo:country="US"/>
    </style:style>
    <style:style style:name="P173" style:parent-style-name="ListParagraph" style:list-style-name="LFO1" style:family="paragraph">
      <style:text-properties fo:language="en" fo:country="US"/>
    </style:style>
    <style:style style:name="P174" style:parent-style-name="Normal" style:family="paragraph">
      <style:paragraph-properties fo:text-indent="0in"/>
      <style:text-properties fo:language="en" fo:country="US"/>
    </style:style>
    <style:style style:name="P175" style:parent-style-name="Normal" style:family="paragraph">
      <style:paragraph-properties fo:text-indent="0in"/>
      <style:text-properties fo:language="en" fo:country="US"/>
    </style:style>
    <style:style style:name="P17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77" style:parent-style-name="gntyacmbo3b" style:family="text">
      <style:text-properties style:font-name="Lucida Console" fo:color="#FFFFFF" fo:language="en" fo:country="US"/>
    </style:style>
    <style:style style:name="P17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79" style:parent-style-name="gntyacmbo3b" style:family="text">
      <style:text-properties style:font-name="Lucida Console" fo:color="#FFFFFF" fo:language="en" fo:country="US"/>
    </style:style>
    <style:style style:name="P18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1" style:parent-style-name="gntyacmbo3b" style:family="text">
      <style:text-properties style:font-name="Lucida Console" fo:color="#FFFFFF" fo:language="en" fo:country="US"/>
    </style:style>
    <style:style style:name="P18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18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4" style:parent-style-name="gntyacmbo3b" style:family="text">
      <style:text-properties style:font-name="Lucida Console" fo:color="#FFFFFF" fo:language="en" fo:country="US"/>
    </style:style>
    <style:style style:name="P18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6" style:parent-style-name="gntyacmbo3b" style:family="text">
      <style:text-properties style:font-name="Lucida Console" fo:color="#FFFFFF" fo:language="en" fo:country="US"/>
    </style:style>
    <style:style style:name="P18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8" style:parent-style-name="gntyacmbo3b" style:family="text">
      <style:text-properties style:font-name="Lucida Console" fo:color="#FFFFFF" fo:language="en" fo:country="US"/>
    </style:style>
    <style:style style:name="P18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90" style:parent-style-name="gntyacmbo3b" style:family="text">
      <style:text-properties style:font-name="Lucida Console" fo:color="#FFFFFF" fo:background-color="#00FF00"/>
    </style:style>
    <style:style style:name="T191" style:parent-style-name="gntyacmbo3b" style:family="text">
      <style:text-properties style:font-name="Lucida Console" fo:color="#FFFFFF"/>
    </style:style>
    <style:style style:name="T192" style:parent-style-name="gntyacmbo3b" style:family="text">
      <style:text-properties style:font-name="Lucida Console" fo:color="#FFFFFF" fo:background-color="#00FF00"/>
    </style:style>
    <style:style style:name="P19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94" style:parent-style-name="gntyacmbo3b" style:family="text">
      <style:text-properties style:font-name="Lucida Console" fo:color="#FFFFFF" fo:background-color="#00FF00"/>
    </style:style>
    <style:style style:name="T195" style:parent-style-name="gntyacmbo3b" style:family="text">
      <style:text-properties style:font-name="Lucida Console" fo:color="#FFFFFF"/>
    </style:style>
    <style:style style:name="T196" style:parent-style-name="gntyacmbo3b" style:family="text">
      <style:text-properties style:font-name="Lucida Console" fo:color="#FFFFFF" fo:background-color="#00FF00"/>
    </style:style>
    <style:style style:name="P19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98" style:parent-style-name="gntyacmbo3b" style:family="text">
      <style:text-properties style:font-name="Lucida Console" fo:color="#FFFFFF"/>
    </style:style>
    <style:style style:name="P19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00" style:parent-style-name="gntyacmbo3b" style:family="text">
      <style:text-properties style:font-name="Lucida Console" fo:color="#FFFFFF" fo:background-color="#00FF00"/>
    </style:style>
    <style:style style:name="T201" style:parent-style-name="gntyacmbo3b" style:family="text">
      <style:text-properties style:font-name="Lucida Console" fo:color="#FFFFFF"/>
    </style:style>
    <style:style style:name="T202" style:parent-style-name="gntyacmbo3b" style:family="text">
      <style:text-properties style:font-name="Lucida Console" fo:color="#FFFFFF" fo:background-color="#00FF00"/>
    </style:style>
    <style:style style:name="P20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04" style:parent-style-name="gntyacmbo3b" style:family="text">
      <style:text-properties style:font-name="Lucida Console" fo:color="#FFFFFF"/>
    </style:style>
    <style:style style:name="P205" style:parent-style-name="Normal" style:family="paragraph">
      <style:paragraph-properties fo:text-indent="0in"/>
      <style:text-properties fo:language="en" fo:country="US"/>
    </style:style>
    <style:style style:name="P206" style:parent-style-name="ListParagraph" style:list-style-name="LFO1" style:family="paragraph">
      <style:text-properties fo:language="en" fo:country="US"/>
    </style:style>
    <style:style style:name="P207" style:parent-style-name="ListParagraph" style:list-style-name="LFO1" style:family="paragraph">
      <style:text-properties fo:language="en" fo:country="US"/>
    </style:style>
    <style:style style:name="P208" style:parent-style-name="ListParagraph" style:list-style-name="LFO1" style:family="paragraph">
      <style:text-properties fo:language="en" fo:country="US"/>
    </style:style>
    <style:style style:name="P209" style:parent-style-name="Normal" style:family="paragraph">
      <style:paragraph-properties fo:text-indent="0in"/>
      <style:text-properties fo:language="en" fo:country="US"/>
    </style:style>
    <style:style style:name="P210" style:parent-style-name="Normal" style:family="paragraph">
      <style:paragraph-properties fo:text-indent="0in"/>
      <style:text-properties fo:language="en" fo:country="US"/>
    </style:style>
    <style:style style:name="P211" style:parent-style-name="Normal" style:family="paragraph">
      <style:paragraph-properties fo:text-indent="0in"/>
      <style:text-properties fo:language="en" fo:country="US"/>
    </style:style>
    <style:style style:name="P212" style:parent-style-name="Normal" style:family="paragraph">
      <style:paragraph-properties fo:text-indent="0in"/>
      <style:text-properties fo:language="en" fo:country="US"/>
    </style:style>
    <style:style style:name="P21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14" style:parent-style-name="gntyacmbf4b" style:family="text">
      <style:text-properties style:font-name="Lucida Console" fo:color="#FF6600" fo:language="en" fo:country="US"/>
    </style:style>
    <style:style style:name="T215" style:parent-style-name="gntyacmbe3b" style:family="text">
      <style:text-properties style:font-name="Lucida Console" fo:color="#FF6600" fo:language="en" fo:country="US"/>
    </style:style>
    <style:style style:name="P21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17" style:parent-style-name="gntyacmbo3b" style:family="text">
      <style:text-properties style:font-name="Lucida Console" fo:color="#FFFFFF" fo:language="en" fo:country="US"/>
    </style:style>
    <style:style style:name="P21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19" style:parent-style-name="gntyacmbo3b" style:family="text">
      <style:text-properties style:font-name="Lucida Console" fo:color="#FFFFFF" fo:language="en" fo:country="US"/>
    </style:style>
    <style:style style:name="P22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21" style:parent-style-name="gntyacmbo3b" style:family="text">
      <style:text-properties style:font-name="Lucida Console" fo:color="#FFFFFF" fo:language="en" fo:country="US"/>
    </style:style>
    <style:style style:name="P22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2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24" style:parent-style-name="gntyacmbo3b" style:family="text">
      <style:text-properties style:font-name="Lucida Console" fo:color="#FFFFFF" fo:language="en" fo:country="US"/>
    </style:style>
    <style:style style:name="P22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26" style:parent-style-name="gntyacmbo3b" style:family="text">
      <style:text-properties style:font-name="Lucida Console" fo:color="#FFFFFF" fo:language="en" fo:country="US"/>
    </style:style>
    <style:style style:name="P22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28" style:parent-style-name="gntyacmbo3b" style:family="text">
      <style:text-properties style:font-name="Lucida Console" fo:color="#FFFFFF" fo:background-color="#00FF00" fo:language="en" fo:country="US"/>
    </style:style>
    <style:style style:name="T229" style:parent-style-name="gntyacmbo3b" style:family="text">
      <style:text-properties style:font-name="Lucida Console" fo:color="#FFFFFF" fo:language="en" fo:country="US"/>
    </style:style>
    <style:style style:name="T230" style:parent-style-name="gntyacmbo3b" style:family="text">
      <style:text-properties style:font-name="Lucida Console" fo:color="#FFFFFF" fo:background-color="#00FF00" fo:language="en" fo:country="US"/>
    </style:style>
    <style:style style:name="P23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32" style:parent-style-name="gntyacmbo3b" style:family="text">
      <style:text-properties style:font-name="Lucida Console" fo:color="#FFFFFF" fo:background-color="#00FF00"/>
    </style:style>
    <style:style style:name="T233" style:parent-style-name="gntyacmbo3b" style:family="text">
      <style:text-properties style:font-name="Lucida Console" fo:color="#FFFFFF"/>
    </style:style>
    <style:style style:name="T234" style:parent-style-name="gntyacmbo3b" style:family="text">
      <style:text-properties style:font-name="Lucida Console" fo:color="#FFFFFF" fo:background-color="#00FF00"/>
    </style:style>
    <style:style style:name="P23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36" style:parent-style-name="gntyacmbo3b" style:family="text">
      <style:text-properties style:font-name="Lucida Console" fo:color="#FFFFFF"/>
    </style:style>
    <style:style style:name="T237" style:parent-style-name="gntyacmbo3b" style:family="text">
      <style:text-properties style:font-name="Lucida Console" fo:color="#FFFFFF"/>
    </style:style>
    <style:style style:name="P23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39" style:parent-style-name="gntyacmbo3b" style:family="text">
      <style:text-properties style:font-name="Lucida Console" fo:color="#FFFFFF"/>
    </style:style>
    <style:style style:name="P24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41" style:parent-style-name="gntyacmbo3b" style:family="text">
      <style:text-properties style:font-name="Lucida Console" fo:color="#FFFFFF" fo:background-color="#00FF00"/>
    </style:style>
    <style:style style:name="T242" style:parent-style-name="gntyacmbo3b" style:family="text">
      <style:text-properties style:font-name="Lucida Console" fo:color="#FFFFFF"/>
    </style:style>
    <style:style style:name="T243" style:parent-style-name="gntyacmbo3b" style:family="text">
      <style:text-properties style:font-name="Lucida Console" fo:color="#FFFFFF" fo:background-color="#00FF00"/>
    </style:style>
    <style:style style:name="P24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45" style:parent-style-name="gntyacmbo3b" style:family="text">
      <style:text-properties style:font-name="Lucida Console" fo:color="#FFFFFF" fo:background-color="#00FF00"/>
    </style:style>
    <style:style style:name="T246" style:parent-style-name="gntyacmbo3b" style:family="text">
      <style:text-properties style:font-name="Lucida Console" fo:color="#FFFFFF"/>
    </style:style>
    <style:style style:name="T247" style:parent-style-name="gntyacmbo3b" style:family="text">
      <style:text-properties style:font-name="Lucida Console" fo:color="#FFFFFF" fo:background-color="#00FF00"/>
    </style:style>
    <style:style style:name="P248" style:parent-style-name="Normal" style:family="paragraph">
      <style:paragraph-properties fo:text-indent="0in"/>
      <style:text-properties fo:language="en" fo:country="US"/>
    </style:style>
    <style:style style:name="P249" style:parent-style-name="ListParagraph" style:list-style-name="LFO1" style:family="paragraph">
      <style:text-properties fo:language="en" fo:country="US"/>
    </style:style>
    <style:style style:name="P250" style:parent-style-name="Normal" style:family="paragraph">
      <style:paragraph-properties fo:text-indent="0in"/>
      <style:text-properties fo:language="en" fo:country="US"/>
    </style:style>
    <style:style style:name="P25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2" style:parent-style-name="gntyacmbo3b" style:family="text">
      <style:text-properties style:font-name="Lucida Console" fo:color="#FFFFFF" fo:language="en" fo:country="US"/>
    </style:style>
    <style:style style:name="P25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4" style:parent-style-name="gntyacmbo3b" style:family="text">
      <style:text-properties style:font-name="Lucida Console" fo:color="#FFFFFF" fo:language="en" fo:country="US"/>
    </style:style>
    <style:style style:name="P25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6" style:parent-style-name="gntyacmbo3b" style:family="text">
      <style:text-properties style:font-name="Lucida Console" fo:color="#FFFFFF" fo:language="en" fo:country="US"/>
    </style:style>
    <style:style style:name="P25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5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9" style:parent-style-name="gntyacmbo3b" style:family="text">
      <style:text-properties style:font-name="Lucida Console" fo:color="#FFFFFF" fo:language="en" fo:country="US"/>
    </style:style>
    <style:style style:name="P26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61" style:parent-style-name="gntyacmbo3b" style:family="text">
      <style:text-properties style:font-name="Lucida Console" fo:color="#FFFFFF" fo:language="en" fo:country="US"/>
    </style:style>
    <style:style style:name="P26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63" style:parent-style-name="gntyacmbo3b" style:family="text">
      <style:text-properties style:font-name="Lucida Console" fo:color="#FFFFFF" fo:language="en" fo:country="US"/>
    </style:style>
    <style:style style:name="T264" style:parent-style-name="gntyacmbo3b" style:family="text">
      <style:text-properties style:font-name="Lucida Console" fo:color="#FFFFFF" fo:language="en" fo:country="US"/>
    </style:style>
    <style:style style:name="P26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66" style:parent-style-name="gntyacmbo3b" style:family="text">
      <style:text-properties style:font-name="Lucida Console" fo:color="#FFFFFF"/>
    </style:style>
    <style:style style:name="P26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68" style:parent-style-name="gntyacmbo3b" style:family="text">
      <style:text-properties style:font-name="Lucida Console" fo:color="#FFFFFF"/>
    </style:style>
    <style:style style:name="P26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70" style:parent-style-name="gntyacmbo3b" style:family="text">
      <style:text-properties style:font-name="Lucida Console" fo:color="#FFFFFF"/>
    </style:style>
    <style:style style:name="P27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72" style:parent-style-name="gntyacmbo3b" style:family="text">
      <style:text-properties style:font-name="Lucida Console" fo:color="#FFFFFF" fo:background-color="#00FF00"/>
    </style:style>
    <style:style style:name="T273" style:parent-style-name="gntyacmbo3b" style:family="text">
      <style:text-properties style:font-name="Lucida Console" fo:color="#FFFFFF"/>
    </style:style>
    <style:style style:name="T274" style:parent-style-name="gntyacmbo3b" style:family="text">
      <style:text-properties style:font-name="Lucida Console" fo:color="#FFFFFF" fo:background-color="#00FF00"/>
    </style:style>
    <style:style style:name="P27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76" style:parent-style-name="gntyacmbo3b" style:family="text">
      <style:text-properties style:font-name="Lucida Console" fo:color="#FFFFFF"/>
    </style:style>
    <style:style style:name="P277" style:parent-style-name="Normal" style:family="paragraph">
      <style:paragraph-properties fo:text-indent="0in"/>
      <style:text-properties fo:language="en" fo:country="US"/>
    </style:style>
    <style:style style:name="P278" style:parent-style-name="ListParagraph" style:list-style-name="LFO1" style:family="paragraph">
      <style:text-properties fo:language="en" fo:country="US"/>
    </style:style>
    <style:style style:name="P279" style:parent-style-name="Normal" style:family="paragraph">
      <style:paragraph-properties fo:text-indent="0in"/>
      <style:text-properties fo:language="en" fo:country="US"/>
    </style:style>
    <style:style style:name="P28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1" style:parent-style-name="gntyacmbo3b" style:family="text">
      <style:text-properties style:font-name="Lucida Console" fo:color="#FFFFFF" fo:language="en" fo:country="US"/>
    </style:style>
    <style:style style:name="P28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3" style:parent-style-name="gntyacmbo3b" style:family="text">
      <style:text-properties style:font-name="Lucida Console" fo:color="#FFFFFF" fo:language="en" fo:country="US"/>
    </style:style>
    <style:style style:name="P28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5" style:parent-style-name="gntyacmbo3b" style:family="text">
      <style:text-properties style:font-name="Lucida Console" fo:color="#FFFFFF" fo:language="en" fo:country="US"/>
    </style:style>
    <style:style style:name="P28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8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8" style:parent-style-name="gntyacmbo3b" style:family="text">
      <style:text-properties style:font-name="Lucida Console" fo:color="#FFFFFF" fo:language="en" fo:country="US"/>
    </style:style>
    <style:style style:name="P28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90" style:parent-style-name="gntyacmbo3b" style:family="text">
      <style:text-properties style:font-name="Lucida Console" fo:color="#FFFFFF" fo:language="en" fo:country="US"/>
    </style:style>
    <style:style style:name="P29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92" style:parent-style-name="gntyacmbo3b" style:family="text">
      <style:text-properties style:font-name="Lucida Console" fo:color="#FFFFFF" fo:language="en" fo:country="US"/>
    </style:style>
    <style:style style:name="T293" style:parent-style-name="gntyacmbo3b" style:family="text">
      <style:text-properties style:font-name="Lucida Console" fo:color="#FFFFFF" fo:language="en" fo:country="US"/>
    </style:style>
    <style:style style:name="P29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95" style:parent-style-name="gntyacmbo3b" style:family="text">
      <style:text-properties style:font-name="Lucida Console" fo:color="#FFFFFF"/>
    </style:style>
    <style:style style:name="P29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97" style:parent-style-name="gntyacmbo3b" style:family="text">
      <style:text-properties style:font-name="Lucida Console" fo:color="#FFFFFF"/>
    </style:style>
    <style:style style:name="P29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99" style:parent-style-name="gntyacmbo3b" style:family="text">
      <style:text-properties style:font-name="Lucida Console" fo:color="#FFFFFF" fo:background-color="#00FF00"/>
    </style:style>
    <style:style style:name="T300" style:parent-style-name="gntyacmbo3b" style:family="text">
      <style:text-properties style:font-name="Lucida Console" fo:color="#FFFFFF"/>
    </style:style>
    <style:style style:name="T301" style:parent-style-name="gntyacmbo3b" style:family="text">
      <style:text-properties style:font-name="Lucida Console" fo:color="#FFFFFF" fo:background-color="#00FF00"/>
    </style:style>
    <style:style style:name="P30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03" style:parent-style-name="gntyacmbo3b" style:family="text">
      <style:text-properties style:font-name="Lucida Console" fo:color="#FFFFFF" fo:background-color="#00FF00"/>
    </style:style>
    <style:style style:name="T304" style:parent-style-name="gntyacmbo3b" style:family="text">
      <style:text-properties style:font-name="Lucida Console" fo:color="#FFFFFF"/>
    </style:style>
    <style:style style:name="T305" style:parent-style-name="gntyacmbo3b" style:family="text">
      <style:text-properties style:font-name="Lucida Console" fo:color="#FFFFFF" fo:background-color="#00FF00"/>
    </style:style>
    <style:style style:name="P30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07" style:parent-style-name="gntyacmbo3b" style:family="text">
      <style:text-properties style:font-name="Lucida Console" fo:color="#FFFFFF"/>
    </style:style>
    <style:style style:name="P308" style:parent-style-name="Normal" style:family="paragraph">
      <style:paragraph-properties fo:text-indent="0in"/>
      <style:text-properties fo:language="en" fo:country="US"/>
    </style:style>
    <style:style style:name="P309" style:parent-style-name="ListParagraph" style:list-style-name="LFO1" style:family="paragraph">
      <style:text-properties fo:language="en" fo:country="US"/>
    </style:style>
    <style:style style:name="P310" style:parent-style-name="ListParagraph" style:list-style-name="LFO1" style:family="paragraph">
      <style:text-properties fo:language="en" fo:country="US"/>
    </style:style>
    <style:style style:name="P311" style:parent-style-name="Normal" style:family="paragraph">
      <style:paragraph-properties fo:text-indent="0in"/>
      <style:text-properties fo:language="en" fo:country="US"/>
    </style:style>
    <style:style style:name="P31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13" style:parent-style-name="gntyacmbo3b" style:family="text">
      <style:text-properties style:font-name="Lucida Console" fo:color="#FFFFFF" fo:language="en" fo:country="US"/>
    </style:style>
    <style:style style:name="P31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15" style:parent-style-name="gntyacmbo3b" style:family="text">
      <style:text-properties style:font-name="Lucida Console" fo:color="#FFFFFF" fo:language="en" fo:country="US"/>
    </style:style>
    <style:style style:name="P31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17" style:parent-style-name="gntyacmbo3b" style:family="text">
      <style:text-properties style:font-name="Lucida Console" fo:color="#FFFFFF" fo:language="en" fo:country="US"/>
    </style:style>
    <style:style style:name="P31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1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20" style:parent-style-name="gntyacmbo3b" style:family="text">
      <style:text-properties style:font-name="Lucida Console" fo:color="#FFFFFF" fo:language="en" fo:country="US"/>
    </style:style>
    <style:style style:name="P32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22" style:parent-style-name="gntyacmbo3b" style:family="text">
      <style:text-properties style:font-name="Lucida Console" fo:color="#FFFFFF" fo:language="en" fo:country="US"/>
    </style:style>
    <style:style style:name="P32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24" style:parent-style-name="gntyacmbo3b" style:family="text">
      <style:text-properties style:font-name="Lucida Console" fo:color="#FFFFFF" fo:language="en" fo:country="US"/>
    </style:style>
    <style:style style:name="P32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26" style:parent-style-name="gntyacmbo3b" style:family="text">
      <style:text-properties style:font-name="Lucida Console" fo:color="#FFFFFF"/>
    </style:style>
    <style:style style:name="P32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28" style:parent-style-name="gntyacmbo3b" style:family="text">
      <style:text-properties style:font-name="Lucida Console" fo:color="#FFFFFF" fo:background-color="#00FF00"/>
    </style:style>
    <style:style style:name="T329" style:parent-style-name="gntyacmbo3b" style:family="text">
      <style:text-properties style:font-name="Lucida Console" fo:color="#FFFFFF"/>
    </style:style>
    <style:style style:name="T330" style:parent-style-name="gntyacmbo3b" style:family="text">
      <style:text-properties style:font-name="Lucida Console" fo:color="#FFFFFF" fo:background-color="#00FF00"/>
    </style:style>
    <style:style style:name="P33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32" style:parent-style-name="gntyacmbo3b" style:family="text">
      <style:text-properties style:font-name="Lucida Console" fo:color="#FFFFFF" fo:background-color="#00FF00"/>
    </style:style>
    <style:style style:name="T333" style:parent-style-name="gntyacmbo3b" style:family="text">
      <style:text-properties style:font-name="Lucida Console" fo:color="#FFFFFF"/>
    </style:style>
    <style:style style:name="T334" style:parent-style-name="gntyacmbo3b" style:family="text">
      <style:text-properties style:font-name="Lucida Console" fo:color="#FFFFFF" fo:background-color="#00FF00"/>
    </style:style>
    <style:style style:name="P33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36" style:parent-style-name="gntyacmbo3b" style:family="text">
      <style:text-properties style:font-name="Lucida Console" fo:color="#FFFFFF" fo:background-color="#00FF00"/>
    </style:style>
    <style:style style:name="T337" style:parent-style-name="gntyacmbo3b" style:family="text">
      <style:text-properties style:font-name="Lucida Console" fo:color="#FFFFFF"/>
    </style:style>
    <style:style style:name="T338" style:parent-style-name="gntyacmbo3b" style:family="text">
      <style:text-properties style:font-name="Lucida Console" fo:color="#FFFFFF" fo:background-color="#00FF00"/>
    </style:style>
    <style:style style:name="P33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40" style:parent-style-name="gntyacmbo3b" style:family="text">
      <style:text-properties style:font-name="Lucida Console" fo:color="#FFFFFF"/>
    </style:style>
    <style:style style:name="P341" style:parent-style-name="Normal" style:family="paragraph">
      <style:paragraph-properties fo:text-indent="0in"/>
      <style:text-properties fo:language="en" fo:country="US"/>
    </style:style>
    <style:style style:name="P342" style:parent-style-name="ListParagraph" style:list-style-name="LFO1" style:family="paragraph">
      <style:text-properties fo:language="en" fo:country="US"/>
    </style:style>
    <style:style style:name="P343" style:parent-style-name="ListParagraph" style:list-style-name="LFO1" style:family="paragraph">
      <style:text-properties fo:language="en" fo:country="US"/>
    </style:style>
    <style:style style:name="P344" style:parent-style-name="Normal" style:family="paragraph">
      <style:paragraph-properties fo:text-indent="0in"/>
      <style:text-properties fo:language="en" fo:country="US"/>
    </style:style>
    <style:style style:name="P34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46" style:parent-style-name="gntyacmbo3b" style:family="text">
      <style:text-properties style:font-name="Lucida Console" fo:color="#FFFFFF" fo:language="en" fo:country="US"/>
    </style:style>
    <style:style style:name="P34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48" style:parent-style-name="gntyacmbo3b" style:family="text">
      <style:text-properties style:font-name="Lucida Console" fo:color="#FFFFFF" fo:language="en" fo:country="US"/>
    </style:style>
    <style:style style:name="T349" style:parent-style-name="gntyacmbo3b" style:family="text">
      <style:text-properties style:font-name="Lucida Console" fo:color="#FFFFFF" fo:language="en" fo:country="US"/>
    </style:style>
    <style:style style:name="P35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51" style:parent-style-name="gntyacmbo3b" style:family="text">
      <style:text-properties style:font-name="Lucida Console" fo:color="#FFFFFF" fo:language="en" fo:country="US"/>
    </style:style>
    <style:style style:name="T352" style:parent-style-name="gntyacmbo3b" style:family="text">
      <style:text-properties style:font-name="Lucida Console" fo:color="#FFFFFF" fo:language="en" fo:country="US"/>
    </style:style>
    <style:style style:name="P35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5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55" style:parent-style-name="gntyacmbo3b" style:family="text">
      <style:text-properties style:font-name="Lucida Console" fo:color="#FFFFFF" fo:language="en" fo:country="US"/>
    </style:style>
    <style:style style:name="P35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57" style:parent-style-name="gntyacmbo3b" style:family="text">
      <style:text-properties style:font-name="Lucida Console" fo:color="#FFFFFF" fo:language="en" fo:country="US"/>
    </style:style>
    <style:style style:name="P35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59" style:parent-style-name="gntyacmbo3b" style:family="text">
      <style:text-properties style:font-name="Lucida Console" fo:color="#FFFFFF" fo:language="en" fo:country="US"/>
    </style:style>
    <style:style style:name="P36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61" style:parent-style-name="gntyacmbo3b" style:family="text">
      <style:text-properties style:font-name="Lucida Console" fo:color="#FFFFFF"/>
    </style:style>
    <style:style style:name="P36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63" style:parent-style-name="gntyacmbo3b" style:family="text">
      <style:text-properties style:font-name="Lucida Console" fo:color="#FFFFFF" fo:background-color="#00FF00"/>
    </style:style>
    <style:style style:name="T364" style:parent-style-name="gntyacmbo3b" style:family="text">
      <style:text-properties style:font-name="Lucida Console" fo:color="#FFFFFF"/>
    </style:style>
    <style:style style:name="T365" style:parent-style-name="gntyacmbo3b" style:family="text">
      <style:text-properties style:font-name="Lucida Console" fo:color="#FFFFFF" fo:background-color="#00FF00"/>
    </style:style>
    <style:style style:name="P36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67" style:parent-style-name="gntyacmbo3b" style:family="text">
      <style:text-properties style:font-name="Lucida Console" fo:color="#FFFFFF" fo:background-color="#00FF00"/>
    </style:style>
    <style:style style:name="T368" style:parent-style-name="gntyacmbo3b" style:family="text">
      <style:text-properties style:font-name="Lucida Console" fo:color="#FFFFFF"/>
    </style:style>
    <style:style style:name="T369" style:parent-style-name="gntyacmbo3b" style:family="text">
      <style:text-properties style:font-name="Lucida Console" fo:color="#FFFFFF" fo:background-color="#00FF00"/>
    </style:style>
    <style:style style:name="P37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71" style:parent-style-name="gntyacmbo3b" style:family="text">
      <style:text-properties style:font-name="Lucida Console" fo:color="#FFFFFF" fo:background-color="#00FF00"/>
    </style:style>
    <style:style style:name="T372" style:parent-style-name="gntyacmbo3b" style:family="text">
      <style:text-properties style:font-name="Lucida Console" fo:color="#FFFFFF"/>
    </style:style>
    <style:style style:name="T373" style:parent-style-name="gntyacmbo3b" style:family="text">
      <style:text-properties style:font-name="Lucida Console" fo:color="#FFFFFF" fo:background-color="#00FF00"/>
    </style:style>
    <style:style style:name="P37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75" style:parent-style-name="gntyacmbo3b" style:family="text">
      <style:text-properties style:font-name="Lucida Console" fo:color="#FFFFFF" fo:background-color="#00FF00"/>
    </style:style>
    <style:style style:name="T376" style:parent-style-name="gntyacmbo3b" style:family="text">
      <style:text-properties style:font-name="Lucida Console" fo:color="#FFFFFF"/>
    </style:style>
    <style:style style:name="T377" style:parent-style-name="gntyacmbo3b" style:family="text">
      <style:text-properties style:font-name="Lucida Console" fo:color="#FFFFFF" fo:background-color="#00FF00"/>
    </style:style>
    <style:style style:name="P378" style:parent-style-name="Normal" style:family="paragraph">
      <style:paragraph-properties fo:text-indent="0in"/>
      <style:text-properties fo:language="en" fo:country="US"/>
    </style:style>
    <style:style style:name="P379" style:parent-style-name="ListParagraph" style:list-style-name="LFO1" style:family="paragraph">
      <style:text-properties fo:language="en" fo:country="US"/>
    </style:style>
    <style:style style:name="P380" style:parent-style-name="ListParagraph" style:list-style-name="LFO1" style:family="paragraph">
      <style:text-properties fo:language="en" fo:country="US"/>
    </style:style>
    <style:style style:name="P381" style:parent-style-name="ListParagraph" style:list-style-name="LFO1" style:family="paragraph">
      <style:text-properties fo:language="en" fo:country="US"/>
    </style:style>
    <style:style style:name="P382" style:parent-style-name="Normal" style:family="paragraph">
      <style:paragraph-properties fo:text-indent="0in"/>
      <style:text-properties fo:language="en" fo:country="US"/>
    </style:style>
    <style:style style:name="P38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84" style:parent-style-name="gntyacmbo3b" style:family="text">
      <style:text-properties style:font-name="Lucida Console" fo:color="#FFFFFF" fo:language="en" fo:country="US"/>
    </style:style>
    <style:style style:name="P38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86" style:parent-style-name="gntyacmbo3b" style:family="text">
      <style:text-properties style:font-name="Lucida Console" fo:color="#FFFFFF" fo:language="en" fo:country="US"/>
    </style:style>
    <style:style style:name="P38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88" style:parent-style-name="gntyacmbo3b" style:family="text">
      <style:text-properties style:font-name="Lucida Console" fo:color="#FFFFFF" fo:language="en" fo:country="US"/>
    </style:style>
    <style:style style:name="P38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9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91" style:parent-style-name="gntyacmbo3b" style:family="text">
      <style:text-properties style:font-name="Lucida Console" fo:color="#FFFFFF" fo:language="en" fo:country="US"/>
    </style:style>
    <style:style style:name="P39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93" style:parent-style-name="gntyacmbo3b" style:family="text">
      <style:text-properties style:font-name="Lucida Console" fo:color="#FFFFFF" fo:language="en" fo:country="US"/>
    </style:style>
    <style:style style:name="P39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95" style:parent-style-name="gntyacmbo3b" style:family="text">
      <style:text-properties style:font-name="Lucida Console" fo:color="#FFFFFF" fo:language="en" fo:country="US"/>
    </style:style>
    <style:style style:name="P39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97" style:parent-style-name="gntyacmbo3b" style:family="text">
      <style:text-properties style:font-name="Lucida Console" fo:color="#FFFFFF"/>
    </style:style>
    <style:style style:name="P39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99" style:parent-style-name="gntyacmbo3b" style:family="text">
      <style:text-properties style:font-name="Lucida Console" fo:color="#FFFFFF" fo:background-color="#00FF00"/>
    </style:style>
    <style:style style:name="T400" style:parent-style-name="gntyacmbo3b" style:family="text">
      <style:text-properties style:font-name="Lucida Console" fo:color="#FFFFFF"/>
    </style:style>
    <style:style style:name="T401" style:parent-style-name="gntyacmbo3b" style:family="text">
      <style:text-properties style:font-name="Lucida Console" fo:color="#FFFFFF" fo:background-color="#00FF00"/>
    </style:style>
    <style:style style:name="P40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03" style:parent-style-name="gntyacmbo3b" style:family="text">
      <style:text-properties style:font-name="Lucida Console" fo:color="#FFFFFF"/>
    </style:style>
    <style:style style:name="P40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05" style:parent-style-name="gntyacmbo3b" style:family="text">
      <style:text-properties style:font-name="Lucida Console" fo:color="#FFFFFF" fo:background-color="#00FF00"/>
    </style:style>
    <style:style style:name="T406" style:parent-style-name="gntyacmbo3b" style:family="text">
      <style:text-properties style:font-name="Lucida Console" fo:color="#FFFFFF"/>
    </style:style>
    <style:style style:name="T407" style:parent-style-name="gntyacmbo3b" style:family="text">
      <style:text-properties style:font-name="Lucida Console" fo:color="#FFFFFF" fo:background-color="#00FF00"/>
    </style:style>
    <style:style style:name="P40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09" style:parent-style-name="gntyacmbo3b" style:family="text">
      <style:text-properties style:font-name="Lucida Console" fo:color="#FFFFFF"/>
    </style:style>
    <style:style style:name="T410" style:parent-style-name="gntyacmbo3b" style:family="text">
      <style:text-properties style:font-name="Lucida Console" fo:color="#FFFFFF"/>
    </style:style>
    <style:style style:name="P411" style:parent-style-name="Normal" style:family="paragraph">
      <style:paragraph-properties fo:text-indent="0in"/>
      <style:text-properties fo:language="en" fo:country="US"/>
    </style:style>
    <style:style style:name="P412" style:parent-style-name="ListParagraph" style:list-style-name="LFO1" style:family="paragraph">
      <style:text-properties fo:language="en" fo:country="US"/>
    </style:style>
    <style:style style:name="P413" style:parent-style-name="ListParagraph" style:list-style-name="LFO1" style:family="paragraph">
      <style:text-properties fo:language="en" fo:country="US"/>
    </style:style>
    <style:style style:name="P414" style:parent-style-name="Normal" style:family="paragraph">
      <style:paragraph-properties fo:text-indent="0in"/>
      <style:text-properties fo:language="en" fo:country="US"/>
    </style:style>
    <style:style style:name="P415" style:parent-style-name="Normal" style:family="paragraph">
      <style:paragraph-properties fo:text-indent="0in"/>
      <style:text-properties fo:language="en" fo:country="US"/>
    </style:style>
    <style:style style:name="P41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41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1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1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2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2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2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2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2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T42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42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P42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2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42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43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43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3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43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43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43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3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3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43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43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44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4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44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44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444" style:parent-style-name="Normal" style:family="paragraph">
      <style:paragraph-properties fo:text-indent="0in"/>
    </style:style>
    <style:style style:name="P445" style:parent-style-name="ListParagraph" style:list-style-name="LFO1" style:family="paragraph">
      <style:text-properties fo:language="en" fo:country="US"/>
    </style:style>
    <style:style style:name="P446" style:parent-style-name="ListParagraph" style:list-style-name="LFO1" style:family="paragraph">
      <style:text-properties fo:language="en" fo:country="US"/>
    </style:style>
    <style:style style:name="P447" style:parent-style-name="Normal" style:family="paragraph">
      <style:paragraph-properties fo:text-indent="0in"/>
      <style:text-properties fo:language="en" fo:country="US"/>
    </style:style>
    <style:style style:name="P44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4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5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5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5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5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5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5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T45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45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fo:language="en" fo:country="US" style:language-asian="de" style:country-asian="DE"/>
    </style:style>
    <style:style style:name="P45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5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6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6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6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6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464" style:parent-style-name="Normal" style:family="paragraph">
      <style:paragraph-properties fo:text-indent="0in"/>
      <style:text-properties fo:language="en" fo:country="US"/>
    </style:style>
    <style:style style:name="P465" style:parent-style-name="ListParagraph" style:list-style-name="LFO1" style:family="paragraph">
      <style:text-properties fo:language="en" fo:country="US"/>
    </style:style>
    <style:style style:name="P466" style:parent-style-name="Normal" style:family="paragraph">
      <style:paragraph-properties fo:text-indent="0in"/>
      <style:text-properties fo:language="en" fo:country="US"/>
    </style:style>
    <style:style style:name="P46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6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6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7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7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7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7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7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7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7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7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47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47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48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8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8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483" style:parent-style-name="Normal" style:family="paragraph">
      <style:paragraph-properties fo:text-indent="0in"/>
      <style:text-properties fo:language="en" fo:country="US"/>
    </style:style>
    <style:style style:name="P484" style:parent-style-name="ListParagraph" style:list-style-name="LFO1" style:family="paragraph">
      <style:text-properties fo:language="en" fo:country="US"/>
    </style:style>
    <style:style style:name="P485" style:parent-style-name="ListParagraph" style:list-style-name="LFO1" style:family="paragraph">
      <style:text-properties fo:language="en" fo:country="US"/>
    </style:style>
    <style:style style:name="P486" style:parent-style-name="Normal" style:family="paragraph">
      <style:paragraph-properties fo:text-indent="0in"/>
      <style:text-properties fo:language="en" fo:country="US"/>
    </style:style>
    <style:style style:name="P48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8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8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9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9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9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9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49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9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49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49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49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49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0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0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0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0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0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0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506" style:parent-style-name="Normal" style:family="paragraph">
      <style:paragraph-properties fo:text-indent="0in"/>
      <style:text-properties fo:language="en" fo:country="US"/>
    </style:style>
    <style:style style:name="P507" style:parent-style-name="ListParagraph" style:list-style-name="LFO1" style:family="paragraph">
      <style:text-properties fo:language="en" fo:country="US"/>
    </style:style>
    <style:style style:name="P508" style:parent-style-name="Normal" style:family="paragraph">
      <style:paragraph-properties fo:text-indent="0in"/>
      <style:text-properties fo:language="en" fo:country="US"/>
    </style:style>
    <style:style style:name="P50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1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1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1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1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1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1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1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51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51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1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2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2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2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52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2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525" style:parent-style-name="Normal" style:family="paragraph">
      <style:paragraph-properties fo:text-indent="0in"/>
      <style:text-properties fo:language="en" fo:country="US"/>
    </style:style>
    <style:style style:name="P526" style:parent-style-name="ListParagraph" style:list-style-name="LFO1" style:family="paragraph">
      <style:text-properties fo:language="en" fo:country="US"/>
    </style:style>
    <style:style style:name="P527" style:parent-style-name="Normal" style:family="paragraph">
      <style:paragraph-properties fo:text-indent="0in"/>
      <style:text-properties fo:language="en" fo:country="US"/>
    </style:style>
    <style:style style:name="P528" style:parent-style-name="Normal" style:family="paragraph">
      <style:paragraph-properties fo:text-indent="0in"/>
      <style:text-properties fo:language="en" fo:country="US"/>
    </style:style>
    <style:style style:name="P52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3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3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3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3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3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3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3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3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3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3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4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4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4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4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4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4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4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4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54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4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5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5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5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5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5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5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56" style:parent-style-name="Normal" style:family="paragraph">
      <style:paragraph-properties fo:text-indent="0in"/>
      <style:text-properties fo:language="en" fo:country="US"/>
    </style:style>
    <style:style style:name="P557" style:parent-style-name="ListParagraph" style:list-style-name="LFO1" style:family="paragraph">
      <style:text-properties fo:language="en" fo:country="US"/>
    </style:style>
    <style:style style:name="P558" style:parent-style-name="ListParagraph" style:list-style-name="LFO1" style:family="paragraph">
      <style:text-properties fo:language="en" fo:country="US"/>
    </style:style>
    <style:style style:name="P559" style:parent-style-name="Normal" style:family="paragraph">
      <style:paragraph-properties fo:text-indent="0in"/>
      <style:text-properties fo:language="en" fo:country="US"/>
    </style:style>
    <style:style style:name="P56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6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6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6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6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6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6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6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6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6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7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57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7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7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7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7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7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7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7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7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8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8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58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58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8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585" style:parent-style-name="Normal" style:family="paragraph">
      <style:paragraph-properties fo:text-indent="0in"/>
      <style:text-properties fo:language="en" fo:country="US"/>
    </style:style>
    <style:style style:name="P586" style:parent-style-name="ListParagraph" style:list-style-name="LFO1" style:family="paragraph">
      <style:text-properties fo:language="en" fo:country="US"/>
    </style:style>
    <style:style style:name="P587" style:parent-style-name="ListParagraph" style:list-style-name="LFO1" style:family="paragraph">
      <style:text-properties fo:language="en" fo:country="US"/>
    </style:style>
    <style:style style:name="P588" style:parent-style-name="ListParagraph" style:list-style-name="LFO1" style:family="paragraph">
      <style:text-properties fo:language="en" fo:country="US"/>
    </style:style>
    <style:style style:name="P589" style:parent-style-name="Normal" style:family="paragraph">
      <style:paragraph-properties fo:text-indent="0in"/>
      <style:text-properties fo:language="en" fo:country="US"/>
    </style:style>
    <style:style style:name="P59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9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9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9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9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9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59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 fo:hyphenate="true"/>
    </style:style>
    <style:style style:name="P59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59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59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0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0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0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0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0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0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0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0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0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0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1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1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1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1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1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615" style:parent-style-name="Normal" style:family="paragraph">
      <style:paragraph-properties fo:text-indent="0in"/>
      <style:text-properties fo:language="en" fo:country="US"/>
    </style:style>
    <style:style style:name="P616" style:parent-style-name="ListParagraph" style:list-style-name="LFO1" style:family="paragraph">
      <style:text-properties fo:language="en" fo:country="US"/>
    </style:style>
    <style:style style:name="P617" style:parent-style-name="Normal" style:family="paragraph">
      <style:paragraph-properties fo:text-indent="0in"/>
      <style:text-properties fo:language="en" fo:country="US"/>
    </style:style>
    <style:style style:name="P61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1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2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2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2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2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2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62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2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2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2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2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3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3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3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3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3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3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3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3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3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63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64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64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64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643" style:parent-style-name="Normal" style:family="paragraph">
      <style:paragraph-properties fo:text-indent="0in"/>
      <style:text-properties fo:language="en" fo:country="US"/>
    </style:style>
    <style:style style:name="P644" style:parent-style-name="ListParagraph" style:list-style-name="LFO1" style:family="paragraph">
      <style:text-properties fo:language="en" fo:country="US"/>
    </style:style>
    <style:style style:name="P645" style:parent-style-name="Normal" style:family="paragraph">
      <style:paragraph-properties fo:text-indent="0in"/>
      <style:text-properties fo:language="en" fo:country="US"/>
    </style:style>
    <style:style style:name="P646" style:parent-style-name="Normal" style:family="paragraph">
      <style:paragraph-properties fo:text-indent="0in"/>
      <style:text-properties fo:language="en" fo:country="US"/>
    </style:style>
  </office:automatic-styles>
  <office:body>
    <office:text text:use-soft-page-breaks="true">
      <text:p text:style-name="P1">Tukey post-hoc test</text:p>
      <text:p text:style-name="P2"/>
      <text:p text:style-name="P3">$pvt_reaction_time</text:p>
      <text:p text:style-name="P4"><text:s text:c="2"/>Tukey multiple comparisons of means</text:p>
      <text:p text:style-name="P5"><text:s text:c="4"/>95% family-wise confidence level</text:p>
      <text:p text:style-name="P6"/>
      <text:p text:style-name="P7">$`as.factor(cluster)`</text:p>
      <text:p text:style-name="P8"><text:s text:c="11"/>diff <text:s text:c="9"/>lwr <text:s text:c="8"/>upr <text:s text:c="4"/>p adj</text:p>
      <text:p text:style-name="P9"><text:span text:style-name="T10">2-1</text:span><text:span text:style-name="T11"><text:s/>-0.08578629 -0.122061992<text:s/></text:span><text:span text:style-name="T12">-0.04951058<text:s/></text:span><text:span text:style-name="T13">0.0000002</text:span></text:p>
      <text:p text:style-name="P14"><text:span text:style-name="T15">3-1</text:span><text:span text:style-name="T16"><text:s/>-0.06956511 -0.110930099 -0.02820012<text:s/></text:span><text:span text:style-name="T17">0.0002071</text:span></text:p>
      <text:p text:style-name="P18">4-1 <text:s/>0.04445552 -0.006461266 <text:s/>0.09537230 0.1081343</text:p>
      <text:p text:style-name="P19">3-2 <text:s/>0.01622118 -0.020762294 <text:s/>0.05320465 0.6563956</text:p>
      <text:p text:style-name="P20"><text:span text:style-name="T21">4-2</text:span><text:span text:style-name="T22"><text:s text:c="2"/>0.13024180 <text:s/>0.082815718 <text:s/>0.17766789<text:s/></text:span><text:span text:style-name="T23">0.0000000</text:span></text:p>
      <text:p text:style-name="P24"><text:span text:style-name="T25">4-3</text:span><text:span text:style-name="T26"><text:s text:c="2"/>0.11402063 <text:s/></text:span><text:span text:style-name="T27">0.062597194 <text:s/>0.16544406<text:s/></text:span><text:span text:style-name="T28">0.0000010</text:span></text:p>
      <text:p text:style-name="P29">Significant differences between:</text:p>
      <text:list text:style-name="LFO1" text:continue-numbering="true">
        <text:list-item>
          <text:p text:style-name="P30">C1 and C2</text:p>
        </text:list-item>
        <text:list-item>
          <text:p text:style-name="P31">C1 and C3</text:p>
        </text:list-item>
        <text:list-item>
          <text:p text:style-name="P32">C2 and C4</text:p>
        </text:list-item>
        <text:list-item>
          <text:p text:style-name="P33">C3 and C4</text:p>
        </text:list-item>
      </text:list>
      <text:p text:style-name="P34">C2 and C3 lower means, C1 and C4 higher means</text:p>
      <text:p text:style-name="P35"/>
      <text:p text:style-name="P36"><text:span text:style-name="T37">$nback_miss_1</text:span></text:p>
      <text:p text:style-name="P38"><text:span text:style-name="T39"><text:s text:c="2"/>Tukey multiple comparisons of means</text:span></text:p>
      <text:p text:style-name="P40"><text:span text:style-name="T41"><text:s text:c="4"/>95% family-wise confidence level</text:span></text:p>
      <text:p text:style-name="P42"/>
      <text:p text:style-name="P43"><text:span text:style-name="T44">$`as.factor(cluster)`</text:span></text:p>
      <text:p text:style-name="P45"><text:span text:style-name="T46"><text:s text:c="9"/>diff <text:s text:c="7"/>lwr <text:s text:c="6"/>upr <text:s text:c="4"/>p adj</text:span></text:p>
      <text:p text:style-name="P47"><text:span text:style-name="T48">2-1</text:span><text:span text:style-name="T49"><text:s/>-5.231237 -8.9132304 -1.549244<text:s/></text:span><text:span text:style-name="T50">0.0021132</text:span></text:p>
      <text:p text:style-name="P51"><text:span text:style-name="T52">3-1 -1.246324 -5.4448803 <text:s/>2.952233 0.8621712</text:span></text:p>
      <text:p text:style-name="P53"><text:span text:style-name="T54">4-1 <text:s/>3.816176 -1.3518897 <text:s/>8.984243 0.2190899</text:span></text:p>
      <text:p text:style-name="P55"><text:span text:style-name="T56">3-2</text:span><text:span text:style-name="T57"><text:s text:c="2"/>3.984914 <text:s/>0.2310822 <text:s/>7.738745<text:s/></text:span><text:span text:style-name="T58">0.0332465</text:span></text:p>
      <text:p text:style-name="P59"><text:span text:style-name="T60">4-2</text:span><text:span text:style-name="T61"><text:s text:c="2"/>9.047414 <text:s/></text:span><text:span text:style-name="T62">4.2336543 13.861173<text:s/></text:span><text:span text:style-name="T63">0.0000312</text:span></text:p>
      <text:p text:style-name="P64"><text:span text:style-name="T65">4-3 <text:s/>5.062500 -0.1569910 10.281991 0.0605568</text:span></text:p>
      <text:p text:style-name="P66">Significant differences between:</text:p>
      <text:list text:style-name="LFO1" text:continue-numbering="true">
        <text:list-item>
          <text:p text:style-name="P67">C2 has fewer misses than C1/C3/C4</text:p>
        </text:list-item>
      </text:list>
      <text:p text:style-name="P68"/>
      <text:p text:style-name="P69"><text:span text:style-name="T70">$nback_miss_2</text:span></text:p>
      <text:p text:style-name="P71"><text:span text:style-name="T72"><text:s text:c="2"/>Tukey multiple comparisons of means</text:span></text:p>
      <text:p text:style-name="P73"><text:span text:style-name="T74"><text:s text:c="4"/>95% family-wise confidence level</text:span></text:p>
      <text:p text:style-name="P75"/>
      <text:p text:style-name="P76"><text:span text:style-name="T77">$`as.factor(cluster)`</text:span></text:p>
      <text:p text:style-name="P78"><text:span text:style-name="T79"><text:s text:c="9"/>diff <text:s text:c="6"/>lwr <text:s text:c="6"/>upr <text:s text:c="4"/>p adj</text:span></text:p>
      <text:p text:style-name="P80"><text:span text:style-name="T81">2-1</text:span><text:span text:style-name="T82"><text:s/>-4.081136 -6.798489 -1.363783<text:s/></text:span><text:span text:style-name="T83">0.0010521</text:span></text:p>
      <text:p text:style-name="P84"><text:span text:style-name="T85">3-1 <text:s/>1.533088 -1.565494 <text:s/>4.631671 0.5636596</text:span></text:p>
      <text:p text:style-name="P86"><text:span text:style-name="T87">4-1 <text:s/>2.720588 -1.093503 <text:s/>6.534680 0.2464985</text:span></text:p>
      <text:p text:style-name="P88"><text:span text:style-name="T89">3-2</text:span><text:span text:style-name="T90"><text:s text:c="2"/>5.614224 <text:s/>2.843854 <text:s/>8.384595<text:s/></text:span><text:span text:style-name="T91">0.0000072</text:span></text:p>
      <text:p text:style-name="P92"><text:span text:style-name="T93">4-2</text:span><text:span text:style-name="T94"><text:s text:c="2"/>6.801724 <text:s/>3.249115 10.354333<text:s/></text:span><text:span text:style-name="T95">0.0000221</text:span></text:p>
      <text:p text:style-name="P96"><text:span text:style-name="T97">4-3 <text:s/>1.187500 -2.664544 <text:s/>5.039544 0.8483325</text:span></text:p>
      <text:p text:style-name="P98">Significant differences between:</text:p>
      <text:list text:style-name="LFO1" text:continue-numbering="true">
        <text:list-item>
          <text:p text:style-name="P99">C2 has significantly fewer misses than C1/C3/C4</text:p>
        </text:list-item>
      </text:list>
      <text:p text:style-name="P100"/>
      <text:p text:style-name="P101"><text:span text:style-name="T102">$tmt_a_time</text:span></text:p>
      <text:p text:style-name="P103"><text:span text:style-name="T104"><text:s text:c="2"/>Tukey multiple comparisons of means</text:span></text:p>
      <text:p text:style-name="P105"><text:span text:style-name="T106"><text:s text:c="4"/>95% family-wise confidence level</text:span></text:p>
      <text:p text:style-name="P107"/>
      <text:p text:style-name="P108"><text:span text:style-name="T109">$`as.factor(cluster)`</text:span></text:p>
      <text:p text:style-name="P110"><text:span text:style-name="T111"><text:s text:c="8"/>diff <text:s text:c="8"/>lwr <text:s text:c="6"/>upr <text:s text:c="4"/>p adj</text:span></text:p>
      <text:p text:style-name="P112"><text:span text:style-name="T113">2-1</text:span><text:span text:style-name="T114"><text:s/>-6.41931 -11.2270158 -1.611605<text:s/></text:span><text:span text:style-name="T115">0.0042911</text:span></text:p>
      <text:p text:style-name="P116"><text:span text:style-name="T117">3-1 <text:s/>5.01750 <text:s/>-0.4647005 10.499700 0.0846176</text:span></text:p>
      <text:p text:style-name="P118"><text:span text:style-name="T119">4-1</text:span><text:span text:style-name="T120"><text:s/>10.74750 <text:s text:c="2"/>3.9993777 17.495622<text:s/></text:span><text:span text:style-name="T121">0.0004691</text:span></text:p>
      <text:p text:style-name="P122"><text:span text:style-name="T123">3-2</text:span><text:span text:style-name="T124"><text:s/>11.43681 <text:s text:c="2"/>6.5353030 16.338318<text:s/></text:span><text:span text:style-name="T125">0.0000003</text:span></text:p>
      <text:p text:style-name="P126"><text:span text:style-name="T127">4-2</text:span><text:span text:style-name="T128"><text:s/>17.16681 <text:s/>10.8813185 23.452302<text:s/></text:span><text:span text:style-name="T129">0.0000000</text:span></text:p>
      <text:p text:style-name="P130"><text:span text:style-name="T131">4-3 <text:s/>5.73000 <text:s/>-1.0852695 12.545269 0.1295358</text:span></text:p>
      <text:p text:style-name="P132">Significant differences between:</text:p>
      <text:list text:style-name="LFO1" text:continue-numbering="true">
        <text:list-item>
          <text:p text:style-name="P133">C1 has a significantly longer completion time than C2</text:p>
        </text:list-item>
        <text:list-item>
          <text:p text:style-name="P134">C4 has a significantly longer completion time than C1</text:p>
        </text:list-item>
        <text:list-item>
          <text:p text:style-name="P135">C3 and C4 have a significantly longer completion time<text:s/>than C2</text:p>
        </text:list-item>
      </text:list>
      <text:p text:style-name="P136">C2 perfoming better(best) (shorter time) and C4 performing worse (longer time)</text:p>
      <text:p text:style-name="P137"/>
      <text:p text:style-name="P138"><text:span text:style-name="T139">$tmt_b_time</text:span></text:p>
      <text:p text:style-name="P140"><text:span text:style-name="T141"><text:s text:c="2"/>Tukey multiple comparisons of means</text:span></text:p>
      <text:p text:style-name="P142"><text:span text:style-name="T143"><text:s text:c="4"/>95% family-wise confidence level</text:span></text:p>
      <text:p text:style-name="P144"/>
      <text:p text:style-name="P145"><text:span text:style-name="T146">$`as.factor(cluster)`</text:span></text:p>
      <text:p text:style-name="P147"><text:span text:style-name="T148"><text:s text:c="9"/>diff <text:s text:c="7"/>lwr <text:s text:c="6"/>upr <text:s text:c="4"/>p adj</text:span></text:p>
      <text:p text:style-name="P149"><text:span text:style-name="T150">2-1 -3.565822 -17.016576 <text:s/>9.884933 0.8972061</text:span></text:p>
      <text:p text:style-name="P151"><text:span text:style-name="T152">3-1</text:span><text:span text:style-name="T153"><text:s/>20.666140 <text:s text:c="2"/>5.328318 36.003962<text:s/></text:span><text:span text:style-name="T154">0.0038863</text:span></text:p>
      <text:p text:style-name="P155"><text:span text:style-name="T156">4-1</text:span><text:span text:style-name="T157"><text:s/>41.836765 <text:s/>22.957211 60.716318<text:s/></text:span><text:span text:style-name="T158">0.0000010</text:span></text:p>
      <text:p text:style-name="P159"><text:span text:style-name="T160">3-2</text:span><text:span text:style-name="T161"><text:s/>24.231961 <text:s/>10.518773 37.945150<text:s/></text:span><text:span text:style-name="T162">0.0000926</text:span></text:p>
      <text:p text:style-name="P163"><text:span text:style-name="T164">4-2</text:span><text:span text:style-name="T165"><text:s/>45.402586 <text:s/>27.817357 62.987816<text:s/></text:span><text:span text:style-name="T166">0.0000000</text:span></text:p>
      <text:p text:style-name="P167"><text:span text:style-name="T168">4-3</text:span><text:span text:style-name="T169"><text:s/>21.170625 <text:s text:c="2"/>2.103210 40.238040<text:s/></text:span><text:span text:style-name="T170">0.0237167</text:span></text:p>
      <text:p text:style-name="P171">Significant differences between:</text:p>
      <text:list text:style-name="LFO1" text:continue-numbering="true">
        <text:list-item>
          <text:p text:style-name="P172">C3 and C4 have a significantly longer completion time than C1 and C2</text:p>
        </text:list-item>
        <text:list-item>
          <text:p text:style-name="P173">C4 has a longer completion time than C3</text:p>
        </text:list-item>
      </text:list>
      <text:p text:style-name="P174">C4 has the longest completion times overall, followed by C3. No significant differences between C1 and C2.</text:p>
      <text:p text:style-name="P175"/>
      <text:p text:style-name="P176"><text:span text:style-name="T177">$tmt_diff</text:span></text:p>
      <text:p text:style-name="P178"><text:span text:style-name="T179"><text:s text:c="2"/>Tukey multiple comparisons of means</text:span></text:p>
      <text:p text:style-name="P180"><text:span text:style-name="T181"><text:s text:c="4"/>95% family-wise confidence level</text:span></text:p>
      <text:p text:style-name="P182"/>
      <text:p text:style-name="P183"><text:span text:style-name="T184">$`as.factor(cluster)`</text:span></text:p>
      <text:p text:style-name="P185"><text:span text:style-name="T186"><text:s text:c="9"/>diff <text:s text:c="7"/>lwr <text:s text:c="5"/>upr <text:s text:c="4"/>p adj</text:span></text:p>
      <text:p text:style-name="P187"><text:span text:style-name="T188">2-1 <text:s/>2.853489 -9.8423456 15.54932 0.9340371</text:span></text:p>
      <text:p text:style-name="P189"><text:span text:style-name="T190">3-1</text:span><text:span text:style-name="T191"><text:s/>15.648640 <text:s/>1.1716485 30.12563<text:s/></text:span><text:span text:style-name="T192">0.0291140</text:span></text:p>
      <text:p text:style-name="P193"><text:span text:style-name="T194">4-1</text:span><text:span text:style-name="T195"><text:s/>31.089265 13.2693203 48.90921<text:s/></text:span><text:span text:style-name="T196">0.0001147</text:span></text:p>
      <text:p text:style-name="P197"><text:span text:style-name="T198">3-2 12.795151 -0.1483888 25.73869 0.0538206</text:span></text:p>
      <text:p text:style-name="P199"><text:span text:style-name="T200">4-2</text:span><text:span text:style-name="T201"><text:s/>28.235776 11.6375120 44.83404<text:s/></text:span><text:span text:style-name="T202">0.0001728</text:span></text:p>
      <text:p text:style-name="P203"><text:span text:style-name="T204">4-3 15.440625 -2.5566366 33.43789 0.1177839</text:span></text:p>
      <text:p text:style-name="P205">Significant differences between:</text:p>
      <text:list text:style-name="LFO1" text:continue-numbering="true">
        <text:list-item>
          <text:p text:style-name="P206">C3 and C4 have a larger tmt_diff than C1</text:p>
        </text:list-item>
        <text:list-item>
          <text:p text:style-name="P207">C4 has larger<text:s/>tmt_diff than C2</text:p>
        </text:list-item>
        <text:list-item>
          <text:p text:style-name="P208">C3 has a borderline significantly larger tmt_diff than C1 (p=.0538)</text:p>
        </text:list-item>
      </text:list>
      <text:p text:style-name="P209">C4 has the largest tmt_diff overall, followed by C3. No significant difference between C1 and C2.<text:s/></text:p>
      <text:p text:style-name="P210"/>
      <text:p text:style-name="P211"/>
      <text:p text:style-name="P212"/>
      <text:p text:style-name="P213"><text:span text:style-name="T214">&gt;<text:s/></text:span><text:span text:style-name="T215">tukey_results_withPCS</text:span></text:p>
      <text:p text:style-name="P216"><text:span text:style-name="T217">$pvt_reaction_time</text:span></text:p>
      <text:p text:style-name="P218"><text:span text:style-name="T219"><text:s text:c="2"/>Tukey multiple comparisons of means</text:span></text:p>
      <text:p text:style-name="P220"><text:span text:style-name="T221"><text:s text:c="4"/>95% family-wise confidence level</text:span></text:p>
      <text:p text:style-name="P222"/>
      <text:p text:style-name="P223"><text:span text:style-name="T224">$`as.factor(withPCS_data$cluster)`</text:span></text:p>
      <text:p text:style-name="P225"><text:span text:style-name="T226"><text:s text:c="11"/>diff <text:s text:c="8"/>lwr <text:s text:c="8"/>upr <text:s text:c="4"/>p adj</text:span></text:p>
      <text:p text:style-name="P227"><text:span text:style-name="T228">2-1</text:span><text:span text:style-name="T229"><text:s/>-0.09151648 -0.15308321 -0.02994975<text:s/></text:span><text:span text:style-name="T230">0.0015539</text:span></text:p>
      <text:p text:style-name="P231"><text:span text:style-name="T232">3-1</text:span><text:span text:style-name="T233"><text:s/>-0.07562839 -0.13303966 -0.01821712<text:s/></text:span><text:span text:style-name="T234">0.0056594</text:span></text:p>
      <text:p text:style-name="P235"><text:span text:style-name="T236">4-1 <text:s/></text:span><text:span text:style-name="T237">0.03408476 -0.03453483 <text:s/>0.10270435 0.5481039</text:span></text:p>
      <text:p text:style-name="P238"><text:span text:style-name="T239">3-2 <text:s/>0.01588808 -0.04567864 <text:s/>0.07745481 0.8993494</text:span></text:p>
      <text:p text:style-name="P240"><text:span text:style-name="T241">4-2</text:span><text:span text:style-name="T242"><text:s text:c="2"/>0.12560124 <text:s/>0.05346902 <text:s/>0.19773345<text:s/></text:span><text:span text:style-name="T243">0.0001985</text:span></text:p>
      <text:p text:style-name="P244"><text:span text:style-name="T245">4-3</text:span><text:span text:style-name="T246"><text:s text:c="2"/>0.10971315 <text:s/>0.04109356 <text:s/>0.17833274<text:s/></text:span><text:span text:style-name="T247">0.0006354</text:span></text:p>
      <text:p text:style-name="P248">Significant differences between:</text:p>
      <text:list text:style-name="LFO1" text:continue-numbering="true">
        <text:list-item>
          <text:p text:style-name="P249">WithPCS: C2 and C3 have lower reaction time compared to C1 and C4</text:p>
        </text:list-item>
      </text:list>
      <text:p text:style-name="P250"/>
      <text:p text:style-name="P251"><text:span text:style-name="T252">$nback_miss_1</text:span></text:p>
      <text:p text:style-name="P253"><text:span text:style-name="T254"><text:s text:c="2"/>Tukey multiple comparisons of means</text:span></text:p>
      <text:p text:style-name="P255"><text:span text:style-name="T256"><text:s text:c="4"/>95% family-wise confidence level</text:span></text:p>
      <text:p text:style-name="P257"/>
      <text:p text:style-name="P258"><text:span text:style-name="T259">$`as.factor(withPCS_data$cluster)`</text:span></text:p>
      <text:p text:style-name="P260"><text:span text:style-name="T261"><text:s text:c="10"/>diff <text:s text:c="7"/>lwr <text:s text:c="6"/>upr <text:s text:c="4"/>p adj</text:span></text:p>
      <text:p text:style-name="P262"><text:span text:style-name="T263">2-1 -2.1538462 -7.5331982 <text:s/>3.225506<text:s/></text:span><text:span text:style-name="T264">0.7069502</text:span></text:p>
      <text:p text:style-name="P265"><text:span text:style-name="T266">3-1 -0.4615385 -5.4778101 <text:s/>4.554733 0.9946249</text:span></text:p>
      <text:p text:style-name="P267"><text:span text:style-name="T268">4-1 <text:s/>4.5604396 -1.4351518 10.556031 0.1907776</text:span></text:p>
      <text:p text:style-name="P269"><text:span text:style-name="T270">3-2 <text:s/>1.6923077 -3.6870443 <text:s/>7.071660 0.8330410</text:span></text:p>
      <text:p text:style-name="P271"><text:span text:style-name="T272">4-2</text:span><text:span text:style-name="T273"><text:s text:c="2"/>6.7142857 <text:s/>0.4117812 13.016790<text:s/></text:span><text:span text:style-name="T274">0.0329792</text:span></text:p>
      <text:p text:style-name="P275"><text:span text:style-name="T276">4-3 <text:s/>5.0219780 -0.9736133 11.017569 0.1284298</text:span></text:p>
      <text:p text:style-name="P277">Significant differences between:</text:p>
      <text:list text:style-name="LFO1" text:continue-numbering="true">
        <text:list-item>
          <text:p text:style-name="P278">WithPCS: C4 has more misses than C2</text:p>
        </text:list-item>
      </text:list>
      <text:p text:style-name="P279"/>
      <text:p text:style-name="P280"><text:span text:style-name="T281">$nback_miss_2</text:span></text:p>
      <text:p text:style-name="P282"><text:span text:style-name="T283"><text:s text:c="2"/>Tukey multiple comparisons of means</text:span></text:p>
      <text:p text:style-name="P284"><text:span text:style-name="T285"><text:s text:c="4"/>95% family-wise confidence level</text:span></text:p>
      <text:p text:style-name="P286"/>
      <text:p text:style-name="P287"><text:span text:style-name="T288">$`as.factor(withPCS_data$cluster)`</text:span></text:p>
      <text:p text:style-name="P289"><text:span text:style-name="T290"><text:s text:c="9"/>diff <text:s text:c="9"/>lwr <text:s text:c="7"/>upr <text:s text:c="4"/>p adj</text:span></text:p>
      <text:p text:style-name="P291"><text:span text:style-name="T292">2-1 -2.953846<text:s/></text:span><text:span text:style-name="T293">-6.406693012 <text:s/>0.4990007 0.1165725</text:span></text:p>
      <text:p text:style-name="P294"><text:span text:style-name="T295">3-1 <text:s/>1.692308 -1.527488605 <text:s/>4.9121040 0.5006464</text:span></text:p>
      <text:p text:style-name="P296"><text:span text:style-name="T297">4-1 <text:s/>3.846154 -0.002238804 <text:s/>7.6945465 0.0501812</text:span></text:p>
      <text:p text:style-name="P298"><text:span text:style-name="T299">3-2</text:span><text:span text:style-name="T300"><text:s text:c="2"/>4.646154 <text:s/>1.193306988 <text:s/>8.0990007<text:s/></text:span><text:span text:style-name="T301">0.0045828</text:span></text:p>
      <text:p text:style-name="P302"><text:span text:style-name="T303">4-2</text:span><text:span text:style-name="T304"><text:s text:c="2"/>6.800000 <text:s/>2.754608892 10.8453911<text:s/></text:span><text:span text:style-name="T305">0.0003262</text:span></text:p>
      <text:p text:style-name="P306"><text:span text:style-name="T307">4-3 <text:s/>2.153846 -1.694546497 <text:s/>6.0022388 0.4461893</text:span></text:p>
      <text:p text:style-name="P308">Significant differences between:</text:p>
      <text:list text:style-name="LFO1" text:continue-numbering="true">
        <text:list-item>
          <text:p text:style-name="P309">WithPCS: C3 and C4 have more misses than C2</text:p>
        </text:list-item>
        <text:list-item>
          <text:p text:style-name="P310">WithPCS: C4 shows a borderline significant increase in misses compared to C1</text:p>
        </text:list-item>
      </text:list>
      <text:p text:style-name="P311"/>
      <text:p text:style-name="P312"><text:span text:style-name="T313">$tmt_a_time</text:span></text:p>
      <text:p text:style-name="P314"><text:span text:style-name="T315"><text:s text:c="2"/>Tukey multiple comparisons of means</text:span></text:p>
      <text:p text:style-name="P316"><text:span text:style-name="T317"><text:s text:c="4"/>95% family-wise confidence level</text:span></text:p>
      <text:p text:style-name="P318"/>
      <text:p text:style-name="P319"><text:span text:style-name="T320">$`as.factor(withPCS_data$cluster)`</text:span></text:p>
      <text:p text:style-name="P321"><text:span text:style-name="T322"><text:s text:c="9"/>diff <text:s text:c="7"/>lwr <text:s text:c="6"/>upr <text:s text:c="4"/>p adj</text:span></text:p>
      <text:p text:style-name="P323"><text:span text:style-name="T324">2-1 -6.001231 -13.289150 <text:s/>1.286689 0.1384971</text:span></text:p>
      <text:p text:style-name="P325"><text:span text:style-name="T326">3-1 <text:s/>4.920769 <text:s/>-1.875251 11.716789 0.2272833</text:span></text:p>
      <text:p text:style-name="P327"><text:span text:style-name="T328">4-1</text:span><text:span text:style-name="T329"><text:s text:c="2"/>9.909341 <text:s text:c="2"/>1.786543 18.032138<text:s/></text:span><text:span text:style-name="T330">0.0114840</text:span></text:p>
      <text:p text:style-name="P331"><text:span text:style-name="T332">3-2</text:span><text:span text:style-name="T333"><text:s/>10.922000 <text:s text:c="2"/>3.634081 18.209919<text:s/></text:span><text:span text:style-name="T334">0.0014120</text:span></text:p>
      <text:p text:style-name="P335"><text:span text:style-name="T336">4-2</text:span><text:span text:style-name="T337"><text:s/>15.910571 <text:s text:c="2"/>7.371970 24.449173<text:s/></text:span><text:span text:style-name="T338">0.0000718</text:span></text:p>
      <text:p text:style-name="P339"><text:span text:style-name="T340">4-3 <text:s/>4.988571 <text:s/>-3.134226 13.111369 0.3645171</text:span></text:p>
      <text:p text:style-name="P341">Significant differences between:</text:p>
      <text:list text:style-name="LFO1" text:continue-numbering="true">
        <text:list-item>
          <text:p text:style-name="P342">WithPCS: C4 longer time compared to C1 and C2</text:p>
        </text:list-item>
        <text:list-item>
          <text:p text:style-name="P343">WithPCS: C3 longer time compared to C2</text:p>
        </text:list-item>
      </text:list>
      <text:p text:style-name="P344"/>
      <text:p text:style-name="P345"><text:span text:style-name="T346">$tmt_b_time</text:span></text:p>
      <text:p text:style-name="P347"><text:span text:style-name="T348"><text:s text:c="2"/>Tukey multiple<text:s/></text:span><text:span text:style-name="T349">comparisons of means</text:span></text:p>
      <text:p text:style-name="P350"><text:span text:style-name="T351"><text:s text:c="4"/></text:span><text:span text:style-name="T352">95% family-wise confidence level</text:span></text:p>
      <text:p text:style-name="P353"/>
      <text:p text:style-name="P354"><text:span text:style-name="T355">$`as.factor(withPCS_data$cluster)`</text:span></text:p>
      <text:p text:style-name="P356"><text:span text:style-name="T357"><text:s text:c="9"/>diff <text:s text:c="8"/>lwr <text:s text:c="5"/>upr <text:s text:c="4"/>p adj</text:span></text:p>
      <text:p text:style-name="P358"><text:span text:style-name="T359">2-1 -4.254308 -24.6613495 16.15273 0.9434081</text:span></text:p>
      <text:p text:style-name="P360"><text:span text:style-name="T361">3-1 18.397692 <text:s/>-0.6319723 37.42736 0.0613105</text:span></text:p>
      <text:p text:style-name="P362"><text:span text:style-name="T363">4-1</text:span><text:span text:style-name="T364"><text:s/>44.746264 <text:s/>22.0014642 67.49106<text:s/></text:span><text:span text:style-name="T365">0.0000299</text:span></text:p>
      <text:p text:style-name="P366"><text:span text:style-name="T367">3-2</text:span><text:span text:style-name="T368"><text:s/>22.652000 <text:s text:c="2"/>2.2449582 43.05904<text:s/></text:span><text:span text:style-name="T369">0.0245488</text:span></text:p>
      <text:p text:style-name="P370"><text:span text:style-name="T371">4-2</text:span><text:span text:style-name="T372"><text:s/>49.000571 <text:s/>25.0914701 72.90967<text:s/></text:span><text:span text:style-name="T373">0.0000149</text:span></text:p>
      <text:p text:style-name="P374"><text:span text:style-name="T375">4-3</text:span><text:span text:style-name="T376"><text:s/>26.348571 <text:s text:c="2"/>3.6037718 49.09337<text:s/></text:span><text:span text:style-name="T377">0.0176636</text:span></text:p>
      <text:p text:style-name="P378">Significant differences between:</text:p>
      <text:list text:style-name="LFO1" text:continue-numbering="true">
        <text:list-item>
          <text:p text:style-name="P379">WithPCS: C4 longer time compared to C1,C2 and C3</text:p>
        </text:list-item>
        <text:list-item>
          <text:p text:style-name="P380">WithPCS: C3 longer time compared to C2</text:p>
        </text:list-item>
        <text:list-item>
          <text:p text:style-name="P381">WithPCS: Borderline significant difference between C3 and C1</text:p>
        </text:list-item>
      </text:list>
      <text:p text:style-name="P382"/>
      <text:p text:style-name="P383"><text:span text:style-name="T384">$tmt_diff</text:span></text:p>
      <text:p text:style-name="P385"><text:span text:style-name="T386"><text:s text:c="2"/>Tukey multiple comparisons of means</text:span></text:p>
      <text:p text:style-name="P387"><text:span text:style-name="T388"><text:s text:c="4"/>95% family-wise confidence level</text:span></text:p>
      <text:p text:style-name="P389"/>
      <text:p text:style-name="P390"><text:span text:style-name="T391">$`as.factor(withPCS_data$cluster)`</text:span></text:p>
      <text:p text:style-name="P392"><text:span text:style-name="T393"><text:s text:c="9"/>diff <text:s text:c="8"/>lwr <text:s text:c="5"/>upr <text:s text:c="4"/>p adj</text:span></text:p>
      <text:p text:style-name="P394"><text:span text:style-name="T395">2-1 <text:s/>1.746923 -17.5484798 21.04233 0.9948749</text:span></text:p>
      <text:p text:style-name="P396"><text:span text:style-name="T397">3-1 13.476923 <text:s/>-4.5161329 31.46998 0.2018859</text:span></text:p>
      <text:p text:style-name="P398"><text:span text:style-name="T399">4-1</text:span><text:span text:style-name="T400"><text:s/>34.836923 <text:s/>13.3311078 56.34274<text:s/></text:span><text:span text:style-name="T401">0.0005362</text:span></text:p>
      <text:p text:style-name="P402"><text:span text:style-name="T403">3-2 11.730000 <text:s/>-7.5654029 31.02540 0.3734535</text:span></text:p>
      <text:p text:style-name="P404"><text:span text:style-name="T405">4-2</text:span><text:span text:style-name="T406"><text:s/>33.090000 <text:s/>10.4833063 55.69669<text:s/></text:span><text:span text:style-name="T407">0.0018562</text:span></text:p>
      <text:p text:style-name="P408"><text:span text:style-name="T409">4-3 21.360000 <text:s/>-0.1458153<text:s/></text:span><text:span text:style-name="T410">42.86582 0.0521481</text:span></text:p>
      <text:p text:style-name="P411">Significant differences between:</text:p>
      <text:list text:style-name="LFO1" text:continue-numbering="true">
        <text:list-item>
          <text:p text:style-name="P412">WithPCS: C4 has higher tmt_diff compared to C1 and C2</text:p>
        </text:list-item>
        <text:list-item>
          <text:p text:style-name="P413">WithPCS: Borderline significant difference between C4 and C3</text:p>
        </text:list-item>
      </text:list>
      <text:p text:style-name="P414"/>
      <text:p text:style-name="P415"/>
      <text:p text:style-name="P416">&gt; tukey_results_withoutPCS</text:p>
      <text:p text:style-name="P417">$pvt_reaction_time</text:p>
      <text:p text:style-name="P418"><text:s text:c="2"/>Tukey multiple comparisons of means</text:p>
      <text:p text:style-name="P419"><text:s text:c="4"/>95% family-wise confidence level</text:p>
      <text:p text:style-name="P420"/>
      <text:p text:style-name="P421">$`as.factor(withoutPCS_data$cluster)`</text:p>
      <text:p text:style-name="P422"><text:s text:c="12"/>diff <text:s text:c="8"/>lwr <text:s text:c="8"/>upr <text:s text:c="4"/>p adj</text:p>
      <text:p text:style-name="P423"><text:span text:style-name="T424">2-1</text:span><text:span text:style-name="T425"><text:s/>-0.058896296 -0.09496554 -0.02282705<text:s/></text:span><text:span text:style-name="T426">0.0008321</text:span></text:p>
      <text:p text:style-name="P427"><text:span text:style-name="T428">3-1</text:span><text:span text:style-name="T429"><text:s/>-0.052786687 -0.10286368 -0.00270969<text:s/></text:span><text:span text:style-name="T430">0.0362728</text:span></text:p>
      <text:p text:style-name="P431"><text:span text:style-name="T432">4-1</text:span><text:span text:style-name="T433"><text:s text:c="2"/>0.084180691 <text:s/>0.01087547 <text:s/>0.15748591<text:s/></text:span><text:span text:style-name="T434">0.0203409</text:span></text:p>
      <text:p text:style-name="P435">3-2 <text:s/>0.006109609 -0.03462409 <text:s/>0.04684330 0.9753364</text:p>
      <text:p text:style-name="P436"><text:span text:style-name="T437">4-2</text:span><text:span text:style-name="T438"><text:s text:c="2"/>0.143076987 <text:s/>0.07580751 <text:s/>0.21034647<text:s/></text:span><text:span text:style-name="T439">0.0000300</text:span></text:p>
      <text:p text:style-name="P440"><text:span text:style-name="T441">4-3</text:span><text:span text:style-name="T442"><text:s text:c="2"/>0.136967378 <text:s/>0.06125807 <text:s/>0.21267668<text:s/></text:span><text:span text:style-name="T443">0.0002520</text:span></text:p>
      <text:p text:style-name="P444">Significant differences between:</text:p>
      <text:list text:style-name="LFO1" text:continue-numbering="true">
        <text:list-item>
          <text:p text:style-name="P445">WithoutPCS: C2 and C3 significant<text:s/>shorter reaction time than C1</text:p>
        </text:list-item>
        <text:list-item>
          <text:p text:style-name="P446">WithoutPCS: C4 has significantly longer reaction time than C1,C2 and C3</text:p>
        </text:list-item>
      </text:list>
      <text:p text:style-name="P447"/>
      <text:p text:style-name="P448">$nback_miss_1</text:p>
      <text:p text:style-name="P449"><text:s text:c="2"/>Tukey multiple comparisons of means</text:p>
      <text:p text:style-name="P450"><text:s text:c="4"/>95% family-wise confidence level</text:p>
      <text:p text:style-name="P451"/>
      <text:p text:style-name="P452">$`as.factor(withoutPCS_data$cluster)`</text:p>
      <text:p text:style-name="P453"><text:s text:c="9"/>diff <text:s text:c="7"/>lwr <text:s text:c="6"/>upr <text:s text:c="4"/>p adj</text:p>
      <text:p text:style-name="P454"><text:span text:style-name="T455">2-1</text:span><text:span text:style-name="T456"><text:s/>-6.592105 -11.583724 -1.600486<text:s/></text:span><text:span text:style-name="T457">0.0067323</text:span></text:p>
      <text:p text:style-name="P458">3-1 -4.750000 -11.680151 <text:s/>2.180151 0.2570190</text:p>
      <text:p text:style-name="P459">4-1 -1.750000 -11.894702 <text:s/>8.394702 0.9633309</text:p>
      <text:p text:style-name="P460">3-2 <text:s/>1.842105 <text:s/>-3.795027 <text:s/>7.479237 0.8026830</text:p>
      <text:p text:style-name="P461">4-2 <text:s/>4.842105 <text:s/>-4.467312 14.151523 0.4887665</text:p>
      <text:p text:style-name="P462"><text:span text:style-name="T463">4-3 <text:s/>3.000000 <text:s/>-7.477404 13.477404 0.8571620</text:span></text:p>
      <text:p text:style-name="P464">Significant differences between:</text:p>
      <text:list text:style-name="LFO1" text:continue-numbering="true">
        <text:list-item>
          <text:p text:style-name="P465">WithoutPCS: C2 significantly more missings than C1</text:p>
        </text:list-item>
      </text:list>
      <text:p text:style-name="P466"/>
      <text:p text:style-name="P467">$nback_miss_2</text:p>
      <text:p text:style-name="P468"><text:s text:c="2"/>Tukey multiple comparisons of means</text:p>
      <text:p text:style-name="P469"><text:s text:c="4"/>95% family-wise confidence level</text:p>
      <text:p text:style-name="P470"/>
      <text:p text:style-name="P471">$`as.factor(withoutPCS_data$cluster)`</text:p>
      <text:p text:style-name="P472"><text:s text:c="9"/>diff <text:s text:c="8"/>lwr <text:s text:c="6"/>upr <text:s text:c="4"/>p adj</text:p>
      <text:p text:style-name="P473">2-1 -5.697368 -11.5133649 <text:s/>0.118628 0.0562946</text:p>
      <text:p text:style-name="P474">3-1 <text:s/>1.250000 <text:s/>-6.8246816 <text:s/>9.324682 0.9730096</text:p>
      <text:p text:style-name="P475">4-1 -3.750000 -15.5701236 <text:s/>8.070124 0.8161648</text:p>
      <text:p text:style-name="P476"><text:span text:style-name="T477">3-2</text:span><text:span text:style-name="T478"><text:s text:c="2"/>6.947368 <text:s text:c="2"/>0.3792508 13.515486<text:s/></text:span><text:span text:style-name="T479">0.0354889</text:span></text:p>
      <text:p text:style-name="P480">4-2 <text:s/>1.947368 <text:s/>-8.8995209 12.794258 0.9589843</text:p>
      <text:p text:style-name="P481"><text:span text:style-name="T482">4-3 -5.000000 -17.2077711 <text:s/>7.207771 0.6731786</text:span></text:p>
      <text:p text:style-name="P483">Significant differences between:</text:p>
      <text:list text:style-name="LFO1" text:continue-numbering="true">
        <text:list-item>
          <text:p text:style-name="P484">WithoutPCS: C3 more missings than C2</text:p>
        </text:list-item>
        <text:list-item>
          <text:p text:style-name="P485">Borderline C2 and C1</text:p>
        </text:list-item>
      </text:list>
      <text:p text:style-name="P486"/>
      <text:p text:style-name="P487">$tmt_a_time</text:p>
      <text:p text:style-name="P488"><text:s text:c="2"/>Tukey multiple comparisons of means</text:p>
      <text:p text:style-name="P489"><text:s text:c="4"/>95% family-wise confidence level</text:p>
      <text:p text:style-name="P490"/>
      <text:p text:style-name="P491">$`as.factor(withoutPCS_data$cluster)`</text:p>
      <text:p text:style-name="P492"><text:s text:c="9"/>diff <text:s text:c="8"/>lwr <text:s text:c="6"/>upr <text:s text:c="4"/>p adj</text:p>
      <text:p text:style-name="P493">2-1 -5.415789 -13.7404105 <text:s/>2.908832 0.2987057</text:p>
      <text:p text:style-name="P494">3-1 <text:s/>4.950000 <text:s/>-6.6075491 16.507549 0.6419691</text:p>
      <text:p text:style-name="P495">4-1 14.930000 <text:s/>-1.9885196 31.848520 0.0970044</text:p>
      <text:p text:style-name="P496"><text:span text:style-name="T497">3-2</text:span><text:span text:style-name="T498"><text:s/>10.365789 <text:s text:c="2"/>0.9646334 19.766946<text:s/></text:span><text:span text:style-name="T499">0.0270111</text:span></text:p>
      <text:p text:style-name="P500"><text:span text:style-name="T501">4-2</text:span><text:span text:style-name="T502"><text:s/>20.345789 <text:s text:c="2"/>4.8202912 35.871288<text:s/></text:span><text:span text:style-name="T503">0.0071955</text:span></text:p>
      <text:p text:style-name="P504"><text:span text:style-name="T505">4-3 <text:s/>9.980000 <text:s/>-7.4933719 27.453372 0.4087842</text:span></text:p>
      <text:p text:style-name="P506">Significant differences between:</text:p>
      <text:list text:style-name="LFO1" text:continue-numbering="true">
        <text:list-item>
          <text:p text:style-name="P507">WithoutPCS: C3 and C4 significantly slower than C2</text:p>
        </text:list-item>
      </text:list>
      <text:p text:style-name="P508"/>
      <text:p text:style-name="P509">$tmt_b_time</text:p>
      <text:p text:style-name="P510"><text:s text:c="2"/>Tukey multiple comparisons of means</text:p>
      <text:p text:style-name="P511"><text:s text:c="4"/>95% family-wise confidence level</text:p>
      <text:p text:style-name="P512"/>
      <text:p text:style-name="P513">$`as.factor(withoutPCS_data$cluster)`</text:p>
      <text:p text:style-name="P514"><text:s text:c="10"/>diff <text:s text:c="8"/>lwr <text:s text:c="5"/>upr <text:s text:c="4"/>p adj</text:p>
      <text:p text:style-name="P515">2-1 <text:s/>-1.939474 -23.9245537 20.04561 0.9947401</text:p>
      <text:p text:style-name="P516">3-1 <text:s/>29.993333 <text:s/>-0.5298149 60.51648 0.0553137</text:p>
      <text:p text:style-name="P517">4-1 <text:s/>19.730000 -24.9513138 64.41131 0.6196556</text:p>
      <text:p text:style-name="P518"><text:span text:style-name="T519">3-2</text:span><text:span text:style-name="T520"><text:s text:c="2"/>31.932807 <text:s text:c="2"/>7.1046296 56.76098<text:s/></text:span><text:span text:style-name="T521">0.0084334</text:span></text:p>
      <text:p text:style-name="P522">4-2 <text:s/>21.669474 -19.3329119 62.67186 0.4752699</text:p>
      <text:p text:style-name="P523"><text:span text:style-name="T524">4-3 -10.263333 -56.4099958 35.88333 0.9261010</text:span></text:p>
      <text:p text:style-name="P525">Significant differences between:</text:p>
      <text:list text:style-name="LFO1" text:continue-numbering="true">
        <text:list-item>
          <text:p text:style-name="P526">WithoutPCS: C3 significantly slower than C2</text:p>
        </text:list-item>
      </text:list>
      <text:p text:style-name="P527"/>
      <text:p text:style-name="P528"/>
      <text:p text:style-name="P529">$pvt_reaction_time_w</text:p>
      <text:p text:style-name="P530"><text:s text:c="2"/>Tukey multiple comparisons of means</text:p>
      <text:p text:style-name="P531"><text:s text:c="4"/>95% family-wise confidence level</text:p>
      <text:p text:style-name="P532"/>
      <text:p text:style-name="P533">$`as.factor(cluster)`</text:p>
      <text:p text:style-name="P534"><text:s text:c="11"/>diff <text:s text:c="9"/>lwr <text:s text:c="8"/>upr <text:s text:c="4"/>p adj</text:p>
      <text:p text:style-name="P535"><text:span text:style-name="T536">2-1</text:span><text:span text:style-name="T537"><text:s/>-0.07410493 -0.098301878 -0.04990798<text:s/></text:span><text:span text:style-name="T538">0.0000000</text:span></text:p>
      <text:p text:style-name="P539"><text:span text:style-name="T540">3-1</text:span><text:span text:style-name="T541"><text:s/>-0.05788375 -0.085475401 -0.03029210<text:s/></text:span><text:span text:style-name="T542">0.0000035</text:span></text:p>
      <text:p text:style-name="P543"><text:span text:style-name="T544">4-1</text:span><text:span text:style-name="T545"><text:s text:c="2"/>0.04896256 <text:s/>0.014999587 <text:s/>0.08292554<text:s/></text:span><text:span text:style-name="T546">0.0017700</text:span></text:p>
      <text:p text:style-name="P547">3-2 <text:s/>0.01622118 -0.008447874 <text:s/>0.04089023 0.3150419</text:p>
      <text:p text:style-name="P548"><text:span text:style-name="T549">4-2</text:span><text:span text:style-name="T550"><text:s text:c="2"/>0.12306749 <text:s/>0.091432911 <text:s/>0.15470207<text:s/></text:span><text:span text:style-name="T551">0.0000000</text:span></text:p>
      <text:p text:style-name="P552"><text:span text:style-name="T553">4-3</text:span><text:span text:style-name="T554"><text:s text:c="2"/>0.10684631 <text:s/>0.072545387 <text:s/>0.14114724<text:s/></text:span><text:span text:style-name="T555">0.0000000</text:span></text:p>
      <text:p text:style-name="P556">Significant differences between:</text:p>
      <text:list text:style-name="LFO1" text:continue-numbering="true">
        <text:list-item>
          <text:p text:style-name="P557">C2 and C3 have significantly lower reaction times than C1</text:p>
        </text:list-item>
        <text:list-item>
          <text:p text:style-name="P558">C4 has higher reaction times than C1, C2, C3</text:p>
        </text:list-item>
      </text:list>
      <text:p text:style-name="P559"/>
      <text:p text:style-name="P560">$tmt_a_time_w</text:p>
      <text:p text:style-name="P561"><text:s text:c="2"/>Tukey multiple comparisons of means</text:p>
      <text:p text:style-name="P562"><text:s text:c="4"/>95% family-wise confidence level</text:p>
      <text:p text:style-name="P563"/>
      <text:p text:style-name="P564">$`as.factor(cluster)`</text:p>
      <text:p text:style-name="P565"><text:s text:c="9"/>diff <text:s text:c="8"/>lwr <text:s text:c="6"/>upr <text:s text:c="4"/>p adj</text:p>
      <text:p text:style-name="P566"><text:span text:style-name="T567">2-1</text:span><text:span text:style-name="T568"><text:s/>-6.419310 -11.0300296 -1.808591<text:s/></text:span><text:span text:style-name="T569">0.0026843</text:span></text:p>
      <text:p text:style-name="P570">3-1 <text:s/>4.750391 <text:s/>-0.5071876 10.007969 0.0906829</text:p>
      <text:p text:style-name="P571"><text:span text:style-name="T572">4-1</text:span><text:span text:style-name="T573"><text:s/>10.533281 <text:s text:c="2"/>4.0616498 17.004913<text:s/></text:span><text:span text:style-name="T574">0.0003413</text:span></text:p>
      <text:p text:style-name="P575"><text:span text:style-name="T576">3-2</text:span><text:span text:style-name="T577"><text:s/>11.169701 <text:s text:c="2"/>6.4690231 15.870379<text:s/></text:span><text:span text:style-name="T578">0.0000002</text:span></text:p>
      <text:p text:style-name="P579"><text:span text:style-name="T580">4-2</text:span><text:span text:style-name="T581"><text:s/>16.952592 <text:s/>10.9246353 22.980548<text:s/></text:span><text:span text:style-name="T582">0.0000000</text:span></text:p>
      <text:p text:style-name="P583"><text:span text:style-name="T584">4-3 <text:s/>5.782891 <text:s/>-0.7531367 12.318918 0.1011462</text:span></text:p>
      <text:p text:style-name="P585">Significant differences between:</text:p>
      <text:list text:style-name="LFO1" text:continue-numbering="true">
        <text:list-item>
          <text:p text:style-name="P586">C2 lower time than C1</text:p>
        </text:list-item>
        <text:list-item>
          <text:p text:style-name="P587">C4 has significantly higher time than C1 and C2</text:p>
        </text:list-item>
        <text:list-item>
          <text:p text:style-name="P588">C3 has significantly higher time than C2</text:p>
        </text:list-item>
      </text:list>
      <text:p text:style-name="P589"/>
      <text:p text:style-name="P590">$tmt_b_time_w</text:p>
      <text:p text:style-name="P591"><text:s text:c="2"/>Tukey multiple comparisons of means</text:p>
      <text:p text:style-name="P592"><text:s text:c="4"/>95% family-wise confidence level</text:p>
      <text:p text:style-name="P593"/>
      <text:p text:style-name="P594">$`as.factor(cluster)`</text:p>
      <text:p text:style-name="P595"><text:s text:c="9"/>diff <text:s text:c="7"/>lwr <text:s text:c="6"/>upr <text:s text:c="4"/>p adj</text:p>
      <text:p text:style-name="P596">2-1 -3.565822 -12.861532 <text:s/>5.729889 0.7435482</text:p>
      <text:p text:style-name="P597"><text:span text:style-name="T598">3-1</text:span><text:span text:style-name="T599"><text:s/>18.469733 <text:s text:c="2"/>7.869885 29.069582<text:s/></text:span><text:span text:style-name="T600">0.0001171</text:span></text:p>
      <text:p text:style-name="P601"><text:span text:style-name="T602">4-1</text:span><text:span text:style-name="T603"><text:s/>30.163952 <text:s/>17.116441 43.211464<text:s/></text:span><text:span text:style-name="T604">0.0000004</text:span></text:p>
      <text:p text:style-name="P605"><text:span text:style-name="T606">3-2</text:span><text:span text:style-name="T607"><text:s/>22.035555 <text:s/>12.558478 31.512632<text:s/></text:span><text:span text:style-name="T608">0.0000003</text:span></text:p>
      <text:p text:style-name="P609"><text:span text:style-name="T610">4-2</text:span><text:span text:style-name="T611"><text:s/>33.729774 <text:s/>21.576759 45.882788<text:s/></text:span><text:span text:style-name="T612">0.0000000</text:span></text:p>
      <text:p text:style-name="P613"><text:span text:style-name="T614">4-3 11.694219 <text:s/>-1.483122 24.871560 0.0995955</text:span></text:p>
      <text:p text:style-name="P615">Significant differences between:</text:p>
      <text:list text:style-name="LFO1" text:continue-numbering="true">
        <text:list-item>
          <text:p text:style-name="P616">C3 and C4 significantly higher time than C1 and C2</text:p>
        </text:list-item>
      </text:list>
      <text:p text:style-name="P617"/>
      <text:p text:style-name="P618">$tmt_diff_w</text:p>
      <text:p text:style-name="P619"><text:s text:c="2"/>Tukey multiple comparisons of means</text:p>
      <text:p text:style-name="P620"><text:s text:c="4"/>95% family-wise confidence level</text:p>
      <text:p text:style-name="P621"/>
      <text:p text:style-name="P622">$`as.factor(cluster)`</text:p>
      <text:p text:style-name="P623"><text:s text:c="9"/>diff <text:s text:c="6"/>lwr <text:s text:c="5"/>upr <text:s text:c="4"/>p adj</text:p>
      <text:p text:style-name="P624">2-1 <text:s/>2.853489 -6.124869 11.83185 0.8363185</text:p>
      <text:p text:style-name="P625"><text:span text:style-name="T626">3-1</text:span><text:span text:style-name="T627"><text:s/>13.719343 <text:s/>3.481371 23.95732<text:s/></text:span><text:span text:style-name="T628">0.0041260</text:span></text:p>
      <text:p text:style-name="P629"><text:span text:style-name="T630">4-1</text:span><text:span text:style-name="T631"><text:s/>19.630671 <text:s/>7.028598 32.23274<text:s/></text:span><text:span text:style-name="T632">0.0006422</text:span></text:p>
      <text:p text:style-name="P633"><text:span text:style-name="T634">3-2</text:span><text:span text:style-name="T635"><text:s/>10.865854 <text:s/>1.712322 20.01939<text:s/></text:span><text:span text:style-name="T636">0.0135921</text:span></text:p>
      <text:p text:style-name="P637"><text:span text:style-name="T638">4-2</text:span><text:span text:style-name="T639"><text:s/>16.777182 <text:s/>5.039069 28.51530<text:s/></text:span><text:span text:style-name="T640">0.0019660</text:span></text:p>
      <text:p text:style-name="P641"><text:span text:style-name="T642">4-3 <text:s/>5.911328 -6.816141 18.63880 0.6138830</text:span></text:p>
      <text:p text:style-name="P643">Significant differences between:</text:p>
      <text:list text:style-name="LFO1" text:continue-numbering="true">
        <text:list-item>
          <text:p text:style-name="P644">C3 and C4 higher differences than C1 and C2</text:p>
        </text:list-item>
      </text:list>
      <text:p text:style-name="P645"/>
      <text:p text:style-name="P6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ucida Console" svg:font-family="Lucida Console" style:font-family-generic="modern" style:font-pitch="fixed" svg:panose-1="2 11 6 9 4 5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HTMLPreformatted" style:display-name="HTML Preformatted" style:family="paragraph" style:parent-style-name="Normal">
      <style:paragraph-properties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gntyacmbo3b" style:display-name="gntyacmbo3b" style:family="text" style:parent-style-name="DefaultParagraphFont"/>
    <style:style style:name="gntyacmbf4b" style:display-name="gntyacmbf4b" style:family="text" style:parent-style-name="DefaultParagraphFont"/>
    <style:style style:name="gntyacmbe3b" style:display-name="gntyacmbe3b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17:15:00Z</meta:creation-date>
    <dc:date>2024-07-08T21:10:00Z</dc:date>
    <meta:template xlink:href="Normal.dotm" xlink:type="simple"/>
    <meta:editing-cycles>15</meta:editing-cycles>
    <meta:editing-duration>PT0S</meta:editing-duration>
    <meta:user-defined meta:name="GrammarlyDocumentId">7a64cbdb-7780-4642-82ea-41af99f16bae</meta:user-defined>
    <meta:document-statistic meta:page-count="1" meta:paragraph-count="358" meta:word-count="1547" meta:character-count="11840" meta:row-count="380" meta:non-whitespace-character-count="10651"/>
  </office:meta>
</office:document-meta>
</file>